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2_Array.xml"/>
  <manifest:file-entry manifest:media-type="text/xml" manifest:full-path="Basic/Standard/M0x_Scratch.xml"/>
  <manifest:file-entry manifest:media-type="text/xml" manifest:full-path="Basic/Standard/M00_Test.xml"/>
  <manifest:file-entry manifest:media-type="text/xml" manifest:full-path="Basic/Standard/M01_Common.xml"/>
  <manifest:file-entry manifest:media-type="text/xml" manifest:full-path="Basic/Standard/M05_Parser.xml"/>
  <manifest:file-entry manifest:media-type="text/xml" manifest:full-path="Basic/Standard/M06_AST.xml"/>
  <manifest:file-entry manifest:media-type="text/xml" manifest:full-path="Basic/Standard/script-lb.xml"/>
  <manifest:file-entry manifest:media-type="text/xml" manifest:full-path="Basic/Standard/M04_Fn.xml"/>
  <manifest:file-entry manifest:media-type="text/xml" manifest:full-path="Basic/Standard/M07_PrsLogic.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2.441cm"/>
    </style:style>
    <style:style style:name="co8" style:family="table-column">
      <style:table-column-properties fo:break-before="auto" style:column-width="9.35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4.159cm" fo:break-before="auto" style:use-optimal-row-height="false"/>
    </style:style>
    <style:style style:name="ro8" style:family="table-row">
      <style:table-row-properties style:row-height="7.16cm" fo:break-before="auto" style:use-optimal-row-height="false"/>
    </style:style>
    <style:style style:name="ro9" style:family="table-row">
      <style:table-row-properties style:row-height="1.762cm" fo:break-before="auto" style:use-optimal-row-height="false"/>
    </style:style>
    <style:style style:name="ro10" style:family="table-row">
      <style:table-row-properties style:row-height="5.449cm" fo:break-before="auto" style:use-optimal-row-height="false"/>
    </style:style>
    <style:style style:name="ro11" style:family="table-row">
      <style:table-row-properties style:row-height="4.528cm" fo:break-before="auto" style:use-optimal-row-height="false"/>
    </style:style>
    <style:style style:name="ro12" style:family="table-row">
      <style:table-row-properties style:row-height="21.218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style:text-align-source="fix" style:repeat-content="false"/>
      <style:paragraph-properties fo:text-align="start" fo:margin-left="0cm"/>
      <style:text-properties fo:font-weight="bold"/>
    </style:style>
    <style:style style:name="ce153" style:family="table-cell" style:parent-style-name="Default">
      <style:table-cell-properties style:text-align-source="fix" style:repeat-content="false" style:vertical-align="top"/>
      <style:paragraph-properties fo:text-align="start"/>
      <style:text-properties style:font-name="Courier New" fo:font-size="9pt" style:font-size-asian="9pt" style:font-size-complex="9pt"/>
    </style:style>
    <style:style style:name="ce154"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5"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6"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7" style:family="table-cell" style:parent-style-name="Default">
      <style:table-cell-properties style:text-align-source="fix" style:repeat-content="false"/>
      <style:paragraph-properties fo:text-align="center" fo:margin-left="0cm"/>
    </style:style>
    <style:style style:name="ce158" style:family="table-cell" style:parent-style-name="Default" style:data-style-name="N136">
      <style:table-cell-properties style:text-align-source="fix" style:repeat-content="false"/>
      <style:paragraph-properties fo:text-align="end" fo:margin-left="0cm"/>
    </style:style>
    <style:style style:name="ce159"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0" style:family="table-cell" style:parent-style-name="Default" style:data-style-name="N1">
      <style:table-cell-properties style:text-align-source="fix" style:repeat-content="false"/>
      <style:paragraph-properties fo:text-align="end" fo:margin-left="0cm"/>
    </style:style>
    <style:style style:name="ce161"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2" style:family="table-cell" style:parent-style-name="Default" style:data-style-name="N137">
      <style:table-cell-properties style:text-align-source="fix" style:repeat-content="false"/>
      <style:paragraph-properties fo:text-align="end" fo:margin-left="0cm"/>
    </style:style>
    <style:style style:name="ce163"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4" style:family="table-cell" style:parent-style-name="Default" style:data-style-name="N134">
      <style:table-cell-properties style:text-align-source="fix" style:repeat-content="false"/>
      <style:paragraph-properties fo:text-align="start" fo:margin-left="0cm"/>
    </style:style>
    <style:style style:name="ce165" style:family="table-cell" style:parent-style-name="Default">
      <style:text-properties fo:font-size="10pt" style:font-size-asian="10pt" style:font-size-complex="10pt"/>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table:table-column table:style-name="co7" table:default-cell-style-name="ce151"/>
        <table:table-column table:style-name="co8" table:default-cell-style-name="Default"/>
        <table:table-column table:style-name="co9" table:number-columns-repeated="3" table:default-cell-style-name="ce157"/>
        <table:table-column table:style-name="co10" table:default-cell-style-name="ce157"/>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4" office:value-type="string" table:number-columns-spanned="4" table:number-rows-spanned="1">
            <text:p>expression</text:p>
          </table:table-cell>
          <table:covered-table-cell table:number-columns-repeated="3" table:style-name="ce154"/>
          <table:table-cell table:style-name="ce154"/>
          <table:table-cell table:style-name="ce154" office:value-type="string">
            <text:p>expected</text:p>
          </table:table-cell>
          <table:table-cell table:style-name="ce154" office:value-type="string">
            <text:p>actual</text:p>
          </table:table-cell>
          <table:table-cell table:style-name="ce154" office:value-type="string">
            <text:p>result</text:p>
          </table:table-cell>
          <table:table-cell/>
        </table:table-row>
        <table:table-row table:style-name="ro6">
          <table:covered-table-cell/>
          <table:table-cell table:style-name="ce154"/>
          <table:table-cell table:style-name="ce154" office:value-type="string">
            <text:p>arg0</text:p>
          </table:table-cell>
          <table:table-cell table:style-name="ce154" office:value-type="string">
            <text:p>arg1</text:p>
          </table:table-cell>
          <table:table-cell table:style-name="ce154" office:value-type="string">
            <text:p>arg2</text:p>
          </table:table-cell>
          <table:table-cell table:style-name="ce154" office:value-type="string">
            <text:p># args</text:p>
          </table:table-cell>
          <table:table-cell table:style-name="ce154" table:number-columns-repeated="3"/>
          <table:table-cell/>
        </table:table-row>
        <table:table-row table:style-name="ro6">
          <table:table-cell/>
          <table:table-cell table:style-name="ce155" table:number-columns-repeated="8"/>
          <table:table-cell/>
        </table:table-row>
        <table:table-row table:style-name="ro6">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4" table:formula="of:=IF([.A4];-1;IF([.G4]&lt;&gt;[.H4];0;1))" office:value-type="float" office:value="-1">
            <text:p>SKIP (-1)</text:p>
          </table:table-cell>
          <table:table-cell table:style-name="ce165"/>
        </table:table-row>
        <table:table-row table:style-name="ro6">
          <table:table-cell/>
          <table:table-cell table:style-name="ce156" table:number-columns-repeated="5"/>
          <table:table-cell table:number-columns-repeated="2"/>
          <table:table-cell table:style-name="ce164" table:formula="of:=IF([.A5];-1;IF([.G5]&lt;&gt;[.H5];0;1))" office:value-type="float" office:value="1">
            <text:p>PASS (1)</text:p>
          </table:table-cell>
          <table:table-cell table:style-name="ce165"/>
        </table:table-row>
        <table:table-row table:style-name="ro6">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4" table:formula="of:=IF([.A6];-1;IF([.G6]&lt;&gt;[.H6];0;1))" office:value-type="float" office:value="1">
            <text:p>PASS (1)</text:p>
          </table:table-cell>
          <table:table-cell/>
        </table:table-row>
        <table:table-row table:style-name="ro6">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4" table:formula="of:=IF([.A7];-1;IF([.G7]&lt;&gt;[.H7];0;1))" office:value-type="float" office:value="1">
            <text:p>PASS (1)</text:p>
          </table:table-cell>
          <table:table-cell/>
        </table:table-row>
        <table:table-row table:style-name="ro6">
          <table:table-cell/>
          <table:table-cell/>
          <table:table-cell table:number-columns-repeated="3"/>
          <table:table-cell table:formula="of:=IF(ISBLANK([.C8]);0;IF(ISBLANK([.D8]);1;IF(ISBLANK([.E7]);2;3)))" office:value-type="float" office:value="0">
            <text:p>0</text:p>
          </table:table-cell>
          <table:table-cell table:number-columns-repeated="2"/>
          <table:table-cell table:style-name="ce164" table:formula="of:=IF([.A8];-1;IF([.G8]&lt;&gt;[.H8];0;1))" office:value-type="float" office:value="1">
            <text:p>PASS (1)</text:p>
          </table:table-cell>
          <table:table-cell/>
        </table:table-row>
        <table:table-row table:style-name="ro6">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4" table:formula="of:=IF([.A9];-1;IF([.G9]&lt;&gt;[.H9];0;1))" office:value-type="float" office:value="1">
            <text:p>PASS (1)</text:p>
          </table:table-cell>
          <table:table-cell/>
        </table:table-row>
        <table:table-row table:style-name="ro6">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4" table:formula="of:=IF([.A10];-1;IF([.G10]&lt;&gt;[.H10];0;1))" office:value-type="float" office:value="1">
            <text:p>PASS (1)</text:p>
          </table:table-cell>
          <table:table-cell/>
        </table:table-row>
        <table:table-row table:style-name="ro6">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4" table:formula="of:=IF([.A11];-1;IF([.G11]&lt;&gt;[.H11];0;1))" office:value-type="float" office:value="1">
            <text:p>PASS (1)</text:p>
          </table:table-cell>
          <table:table-cell/>
        </table:table-row>
        <table:table-row table:style-name="ro6">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4" table:formula="of:=IF([.A12];-1;IF([.G12]&lt;&gt;[.H12];0;1))" office:value-type="float" office:value="1">
            <text:p>PASS (1)</text:p>
          </table:table-cell>
          <table:table-cell/>
        </table:table-row>
        <table:table-row table:style-name="ro6">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4" table:formula="of:=IF([.A13];-1;IF([.G13]&lt;&gt;[.H13];0;1))" office:value-type="float" office:value="1">
            <text:p>PASS (1)</text:p>
          </table:table-cell>
          <table:table-cell/>
        </table:table-row>
        <table:table-row table:style-name="ro6">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4" table:formula="of:=IF([.A14];-1;IF([.G14]&lt;&gt;[.H14];0;1))" office:value-type="float" office:value="1">
            <text:p>PASS (1)</text:p>
          </table:table-cell>
          <table:table-cell/>
        </table:table-row>
        <table:table-row table:style-name="ro6">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4" table:formula="of:=IF([.A15];-1;IF([.G15]&lt;&gt;[.H15];0;1))" office:value-type="float" office:value="1">
            <text:p>PASS (1)</text:p>
          </table:table-cell>
          <table:table-cell/>
        </table:table-row>
        <table:table-row table:style-name="ro6">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4" table:formula="of:=IF([.A16];-1;IF([.G16]&lt;&gt;[.H16];0;1))" office:value-type="float" office:value="1">
            <text:p>PASS (1)</text:p>
          </table:table-cell>
          <table:table-cell/>
        </table:table-row>
        <table:table-row table:style-name="ro6">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4" table:formula="of:=IF([.A17];-1;IF([.G17]&lt;&gt;[.H17];0;1))" office:value-type="float" office:value="1">
            <text:p>PASS (1)</text:p>
          </table:table-cell>
          <table:table-cell/>
        </table:table-row>
        <table:table-row table:style-name="ro6">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4" table:formula="of:=IF([.A18];-1;IF([.G18]&lt;&gt;[.H18];0;1))" office:value-type="float" office:value="1">
            <text:p>PASS (1)</text:p>
          </table:table-cell>
          <table:table-cell/>
        </table:table-row>
        <table:table-row table:style-name="ro6">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4" table:formula="of:=IF([.A19];-1;IF([.G19]&lt;&gt;[.H19];0;1))" office:value-type="float" office:value="1">
            <text:p>PASS (1)</text:p>
          </table:table-cell>
          <table:table-cell/>
        </table:table-row>
        <table:table-row table:style-name="ro6">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4" table:formula="of:=IF([.A20];-1;IF([.G20]&lt;&gt;[.H20];0;1))" office:value-type="float" office:value="1">
            <text:p>PASS (1)</text:p>
          </table:table-cell>
          <table:table-cell/>
        </table:table-row>
        <table:table-row table:style-name="ro6">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4" table:formula="of:=IF([.A21];-1;IF([.G21]&lt;&gt;[.H21];0;1))" office:value-type="float" office:value="1">
            <text:p>PASS (1)</text:p>
          </table:table-cell>
          <table:table-cell/>
        </table:table-row>
        <table:table-row table:style-name="ro6">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4" table:formula="of:=IF([.A22];-1;IF([.G22]&lt;&gt;[.H22];0;1))" office:value-type="float" office:value="1">
            <text:p>PASS (1)</text:p>
          </table:table-cell>
          <table:table-cell/>
        </table:table-row>
        <table:table-row table:style-name="ro6">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4" table:formula="of:=IF([.A23];-1;IF([.G23]&lt;&gt;[.H23];0;1))" office:value-type="float" office:value="1">
            <text:p>PASS (1)</text:p>
          </table:table-cell>
          <table:table-cell/>
        </table:table-row>
        <table:table-row table:style-name="ro6">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4" table:formula="of:=IF([.A24];-1;IF([.G24]&lt;&gt;[.H24];0;1))" office:value-type="float" office:value="1">
            <text:p>PASS (1)</text:p>
          </table:table-cell>
          <table:table-cell/>
        </table:table-row>
        <table:table-row table:style-name="ro6">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4" table:formula="of:=IF([.A25];-1;IF([.G25]&lt;&gt;[.H25];0;1))" office:value-type="float" office:value="1">
            <text:p>PASS (1)</text:p>
          </table:table-cell>
          <table:table-cell/>
        </table:table-row>
        <table:table-row table:style-name="ro6">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4" table:formula="of:=IF([.A26];-1;IF([.G26]&lt;&gt;[.H26];0;1))" office:value-type="float" office:value="1">
            <text:p>PASS (1)</text:p>
          </table:table-cell>
          <table:table-cell/>
        </table:table-row>
        <table:table-row table:style-name="ro6">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4"/>
          <table:table-cell/>
        </table:table-row>
        <table:table-row table:style-name="ro6">
          <table:table-cell table:number-columns-repeated="5"/>
          <table:table-cell table:formula="of:=IF(ISBLANK([.C28]);0;IF(ISBLANK([.D28]);1;IF(ISBLANK(e#ref!);2;3)))" office:value-type="string" office:string-value="Err:508">
            <text:p>Err:508</text:p>
          </table:table-cell>
          <table:table-cell table:number-columns-repeated="2"/>
          <table:table-cell table:style-name="ce164"/>
          <table:table-cell/>
        </table:table-row>
        <table:table-row table:style-name="ro6" table:number-rows-repeated="17">
          <table:table-cell table:number-columns-repeated="8"/>
          <table:table-cell table:style-name="ce164"/>
          <table:table-cell/>
        </table:table-row>
        <table:table-row table:style-name="ro6">
          <table:table-cell office:value-type="string">
            <text:p>&gt;&gt;&gt;&gt;</text:p>
          </table:table-cell>
          <table:table-cell table:formula="of:=TEST_PARSER(&quot;primitives&quot;)" office:value-type="string" office:string-value="test_Parser(primitives): 0,8 524">
            <text:p>test_Parser(primitives): 0,8 524</text:p>
          </table:table-cell>
          <table:table-cell table:formula="of:=TESTSTAT(&quot;name&quot;; [.B46])" office:value-type="string" office:string-value="test_Parser(primitives):">
            <text:p>test_Parser(primitives):</text:p>
          </table:table-cell>
          <table:table-cell table:style-name="ce158" table:formula="of:=TESTSTAT(&quot;time&quot;; [.B46])" office:value-type="float" office:value="0.8">
            <text:p>0,8 sec</text:p>
          </table:table-cell>
          <table:table-cell table:style-name="ce160" table:formula="of:=TESTSTAT(&quot;count&quot;; [.B46])" office:value-type="float" office:value="524">
            <text:p>524</text:p>
          </table:table-cell>
          <table:table-cell table:style-name="ce162" table:formula="of:=[.E46]/[.D46]" office:value-type="float" office:value="655">
            <text:p>655,0 a/sec</text:p>
          </table:table-cell>
          <table:table-cell table:number-columns-repeated="2"/>
          <table:table-cell table:style-name="ce164"/>
          <table:table-cell/>
        </table:table-row>
        <table:table-row table:style-name="ro6">
          <table:table-cell/>
          <table:table-cell table:formula="of:=TEST_PARSER(&quot;multiplicity&quot;)" office:value-type="string" office:string-value="test_Parser(multiplicity): 1 600">
            <text:p>test_Parser(multiplicity): 1 600</text:p>
          </table:table-cell>
          <table:table-cell table:formula="of:=TESTSTAT(&quot;name&quot;; [.B47])" office:value-type="string" office:string-value="test_Parser(multiplicity):">
            <text:p>test_Parser(multiplicity):</text:p>
          </table:table-cell>
          <table:table-cell table:style-name="ce158" table:formula="of:=TESTSTAT(&quot;time&quot;; [.B47])" office:value-type="float" office:value="1">
            <text:p>1,0 sec</text:p>
          </table:table-cell>
          <table:table-cell table:style-name="ce160" table:formula="of:=TESTSTAT(&quot;count&quot;; [.B47])" office:value-type="float" office:value="600">
            <text:p>600</text:p>
          </table:table-cell>
          <table:table-cell table:style-name="ce162" table:formula="of:=[.E47]/[.D47]" office:value-type="float" office:value="600">
            <text:p>600,0 a/sec</text:p>
          </table:table-cell>
          <table:table-cell table:number-columns-repeated="4"/>
        </table:table-row>
        <table:table-row table:style-name="ro6">
          <table:table-cell/>
          <table:table-cell table:formula="of:=TEST_PARSER(&quot;basic&quot;)" office:value-type="string" office:string-value="test_Parser(basic): 1,1 927">
            <text:p>test_Parser(basic): 1,1 927</text:p>
          </table:table-cell>
          <table:table-cell table:formula="of:=TESTSTAT(&quot;name&quot;; [.B48])" office:value-type="string" office:string-value="test_Parser(basic):">
            <text:p>test_Parser(basic):</text:p>
          </table:table-cell>
          <table:table-cell table:style-name="ce158" table:formula="of:=TESTSTAT(&quot;time&quot;; [.B48])" office:value-type="float" office:value="1.1">
            <text:p>1,1 sec</text:p>
          </table:table-cell>
          <table:table-cell table:style-name="ce160" table:formula="of:=TESTSTAT(&quot;count&quot;; [.B48])" office:value-type="float" office:value="927">
            <text:p>927</text:p>
          </table:table-cell>
          <table:table-cell table:style-name="ce162" table:formula="of:=[.E48]/[.D48]" office:value-type="float" office:value="842.727272727273">
            <text:p>842,7 a/sec</text:p>
          </table:table-cell>
          <table:table-cell table:number-columns-repeated="4"/>
        </table:table-row>
        <table:table-row table:style-name="ro6">
          <table:table-cell/>
          <table:table-cell table:formula="of:=TEST_PARSER(&quot;special&quot;)" office:value-type="string" office:string-value="test_Parser(special): 0,2 160">
            <text:p>test_Parser(special): 0,2 160</text:p>
          </table:table-cell>
          <table:table-cell table:formula="of:=TESTSTAT(&quot;name&quot;; [.B49])" office:value-type="string" office:string-value="test_Parser(special):">
            <text:p>test_Parser(special):</text:p>
          </table:table-cell>
          <table:table-cell table:style-name="ce158" table:formula="of:=TESTSTAT(&quot;time&quot;; [.B49])" office:value-type="float" office:value="0.2">
            <text:p>0,2 sec</text:p>
          </table:table-cell>
          <table:table-cell table:style-name="ce160" table:formula="of:=TESTSTAT(&quot;count&quot;; [.B49])" office:value-type="float" office:value="160">
            <text:p>160</text:p>
          </table:table-cell>
          <table:table-cell table:style-name="ce162" table:formula="of:=[.E49]/[.D49]" office:value-type="float" office:value="800">
            <text:p>800,0 a/sec</text:p>
          </table:table-cell>
          <table:table-cell table:number-columns-repeated="4"/>
        </table:table-row>
        <table:table-row table:style-name="ro6">
          <table:table-cell/>
          <table:table-cell table:formula="of:=TEST_PARSER(&quot;numbers&quot;)" office:value-type="string" office:string-value="test_Parser(numbers): 2,5 2014">
            <text:p>test_Parser(numbers): 2,5 2014</text:p>
          </table:table-cell>
          <table:table-cell table:formula="of:=TESTSTAT(&quot;name&quot;; [.B50])" office:value-type="string" office:string-value="test_Parser(numbers):">
            <text:p>test_Parser(numbers):</text:p>
          </table:table-cell>
          <table:table-cell table:style-name="ce158" table:formula="of:=TESTSTAT(&quot;time&quot;; [.B50])" office:value-type="float" office:value="2.5">
            <text:p>2,5 sec</text:p>
          </table:table-cell>
          <table:table-cell table:style-name="ce160" table:formula="of:=TESTSTAT(&quot;count&quot;; [.B50])" office:value-type="float" office:value="2014">
            <text:p>2014</text:p>
          </table:table-cell>
          <table:table-cell table:style-name="ce162" table:formula="of:=[.E50]/[.D50]" office:value-type="float" office:value="805.6">
            <text:p>805,6 a/sec</text:p>
          </table:table-cell>
          <table:table-cell table:number-columns-repeated="4"/>
        </table:table-row>
        <table:table-row table:style-name="ro6">
          <table:table-cell/>
          <table:table-cell table:formula="of:=TEST_PARSER(&quot;types&quot;)" office:value-type="string" office:string-value="test_Parser(types): 4,2 3800">
            <text:p>test_Parser(types): 4,2 3800</text:p>
          </table:table-cell>
          <table:table-cell table:formula="of:=TESTSTAT(&quot;name&quot;; [.B51])" office:value-type="string" office:string-value="test_Parser(types):">
            <text:p>test_Parser(types):</text:p>
          </table:table-cell>
          <table:table-cell table:style-name="ce158" table:formula="of:=TESTSTAT(&quot;time&quot;; [.B51])" office:value-type="float" office:value="4.2">
            <text:p>4,2 sec</text:p>
          </table:table-cell>
          <table:table-cell table:style-name="ce160" table:formula="of:=TESTSTAT(&quot;count&quot;; [.B51])" office:value-type="float" office:value="3800">
            <text:p>3800</text:p>
          </table:table-cell>
          <table:table-cell table:style-name="ce162" table:formula="of:=[.E51]/[.D51]" office:value-type="float" office:value="904.761904761905">
            <text:p>904,8 a/sec</text:p>
          </table:table-cell>
          <table:table-cell table:number-columns-repeated="4"/>
        </table:table-row>
        <table:table-row table:style-name="ro6">
          <table:table-cell table:number-columns-repeated="3"/>
          <table:table-cell table:style-name="ce159" table:formula="of:=SUM([.D46:.D51])" office:value-type="float" office:value="9.8">
            <text:p>9,8 sec</text:p>
          </table:table-cell>
          <table:table-cell table:style-name="ce161" table:formula="of:=SUM([.E46:.E51])" office:value-type="float" office:value="8025">
            <text:p>8025</text:p>
          </table:table-cell>
          <table:table-cell table:style-name="ce163" table:formula="of:=[.E52]/[.D52]" office:value-type="float" office:value="818.877551020408">
            <text:p>818,9 a/sec</text:p>
          </table:table-cell>
          <table:table-cell table:number-columns-repeated="4"/>
        </table:table-row>
        <table:table-row table:style-name="ro6">
          <table:table-cell table:number-columns-repeated="10"/>
        </table:table-row>
        <table:table-row table:style-name="ro6">
          <table:table-cell/>
          <table:table-cell table:formula="of:=TEST_PARSER(&quot;all&quot;)" office:value-type="string" office:string-value="test_Parser(all): 8,9 8025">
            <text:p>test_Parser(all): 8,9 8025</text:p>
          </table:table-cell>
          <table:table-cell table:formula="of:=TESTSTAT(&quot;name&quot;; [.B54])" office:value-type="string" office:string-value="test_Parser(all):">
            <text:p>test_Parser(all):</text:p>
          </table:table-cell>
          <table:table-cell table:style-name="ce158" table:formula="of:=TESTSTAT(&quot;time&quot;; [.B54])" office:value-type="float" office:value="8.9">
            <text:p>8,9 sec</text:p>
          </table:table-cell>
          <table:table-cell table:style-name="ce160" table:formula="of:=TESTSTAT(&quot;count&quot;; [.B54])" office:value-type="float" office:value="8025">
            <text:p>8025</text:p>
          </table:table-cell>
          <table:table-cell table:style-name="ce162" table:formula="of:=[.E54]/[.D54]" office:value-type="float" office:value="901.685393258427">
            <text:p>901,7 a/sec</text:p>
          </table:table-cell>
          <table:table-cell table:number-columns-repeated="4"/>
        </table:table-row>
        <table:table-row table:style-name="ro6">
          <table:table-cell table:number-columns-repeated="3"/>
          <table:table-cell table:style-name="ce158"/>
          <table:table-cell table:style-name="ce160"/>
          <table:table-cell table:style-name="ce162"/>
          <table:table-cell table:number-columns-repeated="4"/>
        </table:table-row>
        <table:table-row table:style-name="ro6">
          <table:table-cell table:number-columns-repeated="10"/>
        </table:table-row>
        <table:table-row table:style-name="ro6">
          <table:table-cell table:style-name="ce152" table:number-columns-spanned="2" table:number-rows-spanned="1"/>
          <table:covered-table-cell/>
          <table:table-cell table:number-columns-repeated="8"/>
        </table:table-row>
        <table:table-row table:style-name="ro7">
          <table:table-cell table:style-name="ce153" office:value-type="string">
            <text:p>asdf</text:p>
          </table:table-cell>
          <table:table-cell table:style-name="ce153" table:formula="of:=TEST_PRSLOGIC_TOSTRING([.A58])" office:value-type="string" office:string-value="op2:'*'&#13;&#10;   ├─op1:'!'&#13;&#10;   │    └─C:False&#13;&#10;   └─op2:'+'&#13;&#10;        ├─op2:'*'&#13;&#10;        │    ├─I:'B'&#13;&#10;        │    └─I:'C'&#13;&#10;        └─I:'A'">
            <text:p>op2:'*'<text:line-break/> <text:s text:c="2"/>├─op1:'!'<text:line-break/> <text:s text:c="2"/>│ <text:s text:c="3"/>└─C:False<text:line-break/> <text:s text:c="2"/>└─op2:'+'<text:line-break/> <text:s text:c="7"/>├─op2:'*'<text:line-break/> <text:s text:c="7"/>│ <text:s text:c="3"/>├─I:'B'<text:line-break/> <text:s text:c="7"/>│ <text:s text:c="3"/>└─I:'C'<text:line-break/> <text:s text:c="7"/>└─I:'A'</text:p>
          </table:table-cell>
          <table:table-cell table:number-columns-repeated="8"/>
        </table:table-row>
        <table:table-row table:style-name="ro8">
          <table:table-cell table:style-name="ce153" office:value-type="string">
            <text:p>asdf</text:p>
          </table:table-cell>
          <table:table-cell table:style-name="ce153" table:formula="of:=TEST_AST([.A59])" office:value-type="string" office:string-value="─S&#13;&#10; ├─T&#13;&#10; │ └─F&#13;&#10; │   └─I&#13;&#10; │     └─'A'&#13;&#10; ├─'+'&#13;&#10; └─S&#13;&#10;   └─T&#13;&#10;     ├─F&#13;&#10;     │ └─I&#13;&#10;     │   └─'B'&#13;&#10;     ├─'*'&#13;&#10;     └─T&#13;&#10;       └─F&#13;&#10;         └─I&#13;&#10;           └─'C'">
            <text:p>─S<text:line-break/> ├─T<text:line-break/> │ └─F<text:line-break/> │ <text:s text:c="2"/>└─I<text:line-break/> │ <text:s text:c="4"/>└─'A'<text:line-break/> ├─'+'<text:line-break/> └─S<text:line-break/> <text:s text:c="2"/>└─T<text:line-break/> <text:s text:c="4"/>├─F<text:line-break/> <text:s text:c="4"/>│ └─I<text:line-break/> <text:s text:c="4"/>│ <text:s text:c="2"/>└─'B'<text:line-break/> <text:s text:c="4"/>├─'*'<text:line-break/> <text:s text:c="4"/>└─T<text:line-break/> <text:s text:c="6"/>└─F<text:line-break/> <text:s text:c="8"/>└─I<text:line-break/> <text:s text:c="10"/>└─'C'</text:p>
          </table:table-cell>
          <table:table-cell table:number-columns-repeated="8"/>
        </table:table-row>
        <table:table-row table:style-name="ro8">
          <table:table-cell table:style-name="ce153" office:value-type="string">
            <text:p>! <text:s/>1</text:p>
          </table:table-cell>
          <table:table-cell table:style-name="ce153" table:formula="of:=TEST_PRSLOGIC_PLOGIC_DT([.A60])" office:value-type="string" office:string-value="─N&#13;&#10; ├─'!'&#13;&#10; ├─*&#13;&#10; │ ├─W&#13;&#10; │ │ └─' '&#13;&#10; │ └─W&#13;&#10; │   └─' '&#13;&#10; └─'1'">
            <text:p>─N<text:line-break/> ├─'!'<text:line-break/> ├─*<text:line-break/> │ ├─W<text:line-break/> │ │ └─' '<text:line-break/> │ └─W<text:line-break/> │ <text:s text:c="2"/>└─' '<text:line-break/> └─'1'</text:p>
          </table:table-cell>
          <table:table-cell table:number-columns-repeated="8"/>
        </table:table-row>
        <table:table-row table:style-name="ro9">
          <table:table-cell table:style-name="ce153" office:value-type="string">
            <text:p>pBinDigit</text:p>
          </table:table-cell>
          <table:table-cell table:style-name="ce153" table:formula="of:=TPARSER_TOSTRING([.A61])" office:value-type="string" office:string-value="BinDigit_1 where&#13;&#10;BinDigit_1 ::= (str '0') &gt;&gt;= \_.return 0&#13;&#10;             | (str '1') &gt;&gt;= \_.return 1">
            <text:p>BinDigit_1 where<text:line-break/>BinDigit_1 ::= (str '0') &gt;&gt;= \_.return 0<text:line-break/> <text:s text:c="12"/>| (str '1') &gt;&gt;= \_.return 1</text:p>
          </table:table-cell>
          <table:table-cell table:number-columns-repeated="8"/>
        </table:table-row>
        <table:table-row table:style-name="ro10">
          <table:table-cell table:style-name="ce153" office:value-type="string">
            <text:p>pDecDigit</text:p>
          </table:table-cell>
          <table:table-cell table:style-name="ce153" table:formula="of:=TPARSER_TOSTRING([.A62])" office:value-type="string" office:string-value="DecDigit_1 where&#13;&#10;DecDigit_1 ::= BinDigit_2&#13;&#10;             | (str '2') &gt;&gt;= \_.return 2&#13;&#10;             | (str '3') &gt;&gt;= \_.return 3&#13;&#10;             | (str '4') &gt;&gt;= \_.return 4&#13;&#10;             | (str '5') &gt;&gt;= \_.return 5&#13;&#10;             | (str '6') &gt;&gt;= \_.return 6&#13;&#10;             | (str '7') &gt;&gt;= \_.return 7&#13;&#10;             | (str '8') &gt;&gt;= \_.return 8&#13;&#10;             | (str '9') &gt;&gt;= \_.return 9&#13;&#10;BinDigit_2 ::= (str '0') &gt;&gt;= \_.return 0&#13;&#10;             | (str '1') &gt;&gt;= \_.return 1">
            <text:p>DecDigit_1 where<text:line-break/>DecDigit_1 ::= BinDigit_2<text:line-break/> <text:s text:c="12"/>| (str '2') &gt;&gt;= \_.return 2<text:line-break/> <text:s text:c="12"/>| (str '3') &gt;&gt;= \_.return 3<text:line-break/> <text:s text:c="12"/>| (str '4') &gt;&gt;= \_.return 4<text:line-break/> <text:s text:c="12"/>| (str '5') &gt;&gt;= \_.return 5<text:line-break/> <text:s text:c="12"/>| (str '6') &gt;&gt;= \_.return 6<text:line-break/> <text:s text:c="12"/>| (str '7') &gt;&gt;= \_.return 7<text:line-break/> <text:s text:c="12"/>| (str '8') &gt;&gt;= \_.return 8<text:line-break/> <text:s text:c="12"/>| (str '9') &gt;&gt;= \_.return 9<text:line-break/>BinDigit_2 ::= (str '0') &gt;&gt;= \_.return 0<text:line-break/> <text:s text:c="12"/>| (str '1') &gt;&gt;= \_.return 1</text:p>
          </table:table-cell>
          <table:table-cell table:number-columns-repeated="8"/>
        </table:table-row>
        <table:table-row table:style-name="ro11">
          <table:table-cell table:style-name="ce153" office:value-type="string">
            <text:p>pHexLit</text:p>
          </table:table-cell>
          <table:table-cell table:style-name="ce153" table:formula="of:=TPARSER_TOSTRING([.A63])" office:value-type="string" office:string-value="HexLit_1 where&#13;&#10;HexLit_1 ::= (do  _ &lt;- (str '0x')&#13;&#10;                 a0 &lt;- HexNum_2&#13;&#10;              return a0&#13;&#10;             )&#13;&#10;HexNum_2 ::= (do a0 &lt;- HexDigit_3+&#13;&#10;              return ((foldl1 \a0.add ((mul 16) a0)) a0)&#13;&#10;             )&#13;&#10;HexDigit_3 ::= item &gt;&gt;= \a0.(ite (inRange 48 57) \a0.pReturn ((add -48) a0) (ite (inRange 65 70) \a0.pReturn ((add -55) a0) (ite (inRange 97 102) \a0.pReturn ((add -87) a0) (fstArg fail)))) (asc a0)">
            <text:p>HexLit_1 where<text:line-break/>HexLit_1 ::= (do <text:s/>_ &lt;- (str '0x')<text:line-break/> <text:s text:c="16"/>a0 &lt;- HexNum_2<text:line-break/> <text:s text:c="13"/>return a0<text:line-break/> <text:s text:c="12"/>)<text:line-break/>HexNum_2 ::= (do a0 &lt;- HexDigit_3+<text:line-break/> <text:s text:c="13"/>return ((foldl1 \a0.add ((mul 16) a0)) a0)<text:line-break/> <text:s text:c="12"/>)<text:line-break/>HexDigit_3 ::= item &gt;&gt;= \a0.(ite (inRange 48 57) \a0.pReturn ((add -48) a0) (ite (inRange 65 70) \a0.pReturn ((add -55) a0) (ite (inRange 97 102) \a0.pReturn ((add -87) a0) (fstArg fail)))) (asc a0)</text:p>
          </table:table-cell>
          <table:table-cell table:number-columns-repeated="8"/>
        </table:table-row>
        <table:table-row table:style-name="ro12">
          <table:table-cell table:style-name="ce153" office:value-type="string">
            <text:p>pTypeExpr</text:p>
          </table:table-cell>
          <table:table-cell table:style-name="ce153" table:formula="of:=TPARSER_TOSTRING([.A64])" office:value-type="string" office:string-value="TypeExpr_1 where&#13;&#10;TypeExpr_1 ::= (do  _ &lt;- ([ \t])*&#13;&#10;                   a0 &lt;- NonArrow_2&#13;&#10;                    _ &lt;- ([ \t])*&#13;&#10;                   a1 &lt;- ((str '-&gt;') &gt;&gt;= \_.TypeExpr_1)?&#13;&#10;                return (maybeMakeArrowType a0 a1)&#13;&#10;               )&#13;&#10;NonArrow_2 ::= BaseType_8&#13;&#10;             | TypeVar_9&#13;&#10;             | ListType_3&#13;&#10;             | ParensTyEx_7&#13;&#10;             | (do a0 &lt;- (do a1 &lt;- [A-Z]&#13;&#10;                             a2 &lt;- [a-z]+&#13;&#10;                          return ((foldl concat) a1 a2)&#13;&#10;                         )&#13;&#10;                   a3 &lt;- (([ \t])+ &gt;&gt;= \_.NonArrow_2)*&#13;&#10;                return (mkTypeCtor a0 a3)&#13;&#10;               )&#13;&#10;ParensTyEx_7 ::= (do  _ &lt;- (str '(')&#13;&#10;                     a0 &lt;- TyUnitSuffix_4&#13;&#10;                         | TySingleSuffix_5&#13;&#10;                         | TyTupleSuffix_6&#13;&#10;                  return a0&#13;&#10;                 )&#13;&#10;TyTupleSuffix_6 ::= (do a0 &lt;- TypeExpr_1&#13;&#10;                        a1 &lt;- (do  _ &lt;- (str ',')&#13;&#10;                                  a2 &lt;- TypeExpr_1&#13;&#10;                               return a2&#13;&#10;                              )+&#13;&#10;                         _ &lt;- (str ')')&#13;&#10;                     return (mkTupleType a0 a1)&#13;&#10;                    )&#13;&#10;TySingleSuffix_5 ::= (do a0 &lt;- TypeExpr_1&#13;&#10;                          _ &lt;- (str ')')&#13;&#10;                      return a0&#13;&#10;                     )&#13;&#10;TyUnitSuffix_4 ::= (str ')') &gt;&gt;= \_.return '(Unit [])'&#13;&#10;ListType_3 ::= (do  _ &lt;- (str '[')&#13;&#10;                   a0 &lt;- (do a1 &lt;- TypeExpr_1&#13;&#10;                             a2 &lt;- (return [])&#13;&#10;                          return (cons a1 a2)&#13;&#10;                         )&#13;&#10;                    _ &lt;- (str ']')&#13;&#10;                return ((mkTypeCtor 'List') a0)&#13;&#10;               )&#13;&#10;TypeVar_9 ::= [a-z] &gt;&gt;= return ° mkTypeVar&#13;&#10;BaseType_8 ::= (str 'Any')&#13;&#10;             | (str 'Bool')&#13;&#10;             | (str 'Char')&#13;&#10;             | (str 'Str')&#13;&#10;             | (str 'Int')&#13;&#10;             | (str 'Long')">
            <text:p>TypeExpr_1 where<text:line-break/>TypeExpr_1 ::= (do <text:s/>_ &lt;- ([ \t])*<text:line-break/> <text:s text:c="18"/>a0 &lt;- NonArrow_2<text:line-break/> <text:s text:c="19"/>_ &lt;- ([ \t])*<text:line-break/> <text:s text:c="18"/>a1 &lt;- ((str '-&gt;') &gt;&gt;= \_.TypeExpr_1)?<text:line-break/> <text:s text:c="15"/>return (maybeMakeArrowType a0 a1)<text:line-break/> <text:s text:c="14"/>)<text:line-break/>NonArrow_2 ::= BaseType_8<text:line-break/> <text:s text:c="12"/>| TypeVar_9<text:line-break/> <text:s text:c="12"/>| ListType_3<text:line-break/> <text:s text:c="12"/>| ParensTyEx_7<text:line-break/> <text:s text:c="12"/>| (do a0 &lt;- (do a1 &lt;- [A-Z]<text:line-break/> <text:s text:c="28"/>a2 &lt;- [a-z]+<text:line-break/> <text:s text:c="25"/>return ((foldl concat) a1 a2)<text:line-break/> <text:s text:c="24"/>)<text:line-break/> <text:s text:c="18"/>a3 &lt;- (([ \t])+ &gt;&gt;= \_.NonArrow_2)*<text:line-break/> <text:s text:c="15"/>return (mkTypeCtor a0 a3)<text:line-break/> <text:s text:c="14"/>)<text:line-break/>ParensTyEx_7 ::= (do <text:s/>_ &lt;- (str '(')<text:line-break/> <text:s text:c="20"/>a0 &lt;- TyUnitSuffix_4<text:line-break/> <text:s text:c="24"/>| TySingleSuffix_5<text:line-break/> <text:s text:c="24"/>| TyTupleSuffix_6<text:line-break/> <text:s text:c="17"/>return a0<text:line-break/> <text:s text:c="16"/>)<text:line-break/>TyTupleSuffix_6 ::= (do a0 &lt;- TypeExpr_1<text:line-break/> <text:s text:c="23"/>a1 &lt;- (do <text:s/>_ &lt;- (str ',')<text:line-break/> <text:s text:c="33"/>a2 &lt;- TypeExpr_1<text:line-break/> <text:s text:c="30"/>return a2<text:line-break/> <text:s text:c="29"/>)+<text:line-break/> <text:s text:c="24"/>_ &lt;- (str ')')<text:line-break/> <text:s text:c="20"/>return (mkTupleType a0 a1)<text:line-break/> <text:s text:c="19"/>)<text:line-break/>TySingleSuffix_5 ::= (do a0 &lt;- TypeExpr_1<text:line-break/> <text:s text:c="25"/>_ &lt;- (str ')')<text:line-break/> <text:s text:c="21"/>return a0<text:line-break/> <text:s text:c="20"/>)<text:line-break/>TyUnitSuffix_4 ::= (str ')') &gt;&gt;= \_.return '(Unit [])'<text:line-break/>ListType_3 ::= (do <text:s/>_ &lt;- (str '[')<text:line-break/> <text:s text:c="18"/>a0 &lt;- (do a1 &lt;- TypeExpr_1<text:line-break/> <text:s text:c="28"/>a2 &lt;- (return [])<text:line-break/> <text:s text:c="25"/>return (cons a1 a2)<text:line-break/> <text:s text:c="24"/>)<text:line-break/> <text:s text:c="19"/>_ &lt;- (str ']')<text:line-break/> <text:s text:c="15"/>return ((mkTypeCtor 'List') a0)<text:line-break/> <text:s text:c="14"/>)<text:line-break/>TypeVar_9 ::= [a-z] &gt;&gt;= return ° mkTypeVar<text:line-break/>BaseType_8 ::= (str 'Any')<text:line-break/> <text:s text:c="12"/>| (str 'Bool')<text:line-break/> <text:s text:c="12"/>| (str 'Char')<text:line-break/> <text:s text:c="12"/>| (str 'Str')<text:line-break/> <text:s text:c="12"/>| (str 'Int')<text:line-break/> <text:s text:c="12"/>| (str 'Long')</text:p>
          </table:table-cell>
          <table:table-cell table:number-columns-repeated="8"/>
        </table:table-row>
        <table:table-row table:style-name="ro6" table:number-rows-repeated="1048511">
          <table:table-cell table:number-columns-repeated="10"/>
        </table:table-row>
        <table:table-row table:style-name="ro6">
          <table:table-cell table:number-columns-repeated="10"/>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9">29.04.2017</text:date>, <text:time>22:50:29</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4-29T22:50:29.09</dc:date>
    <meta:editing-duration>P143DT23H34M56S</meta:editing-duration>
    <meta:editing-cycles>484</meta:editing-cycles>
    <meta:generator>OpenOffice/4.1.2$Win32 OpenOffice.org_project/412m3$Build-9782</meta:generator>
    <meta:document-statistic meta:table-count="10" meta:cell-count="7716" meta:object-count="0"/>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Public testLevel As Integer
Public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hr(13)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hr(13) &amp; toString(args))
			End If
		Case "i_will_throw0":
			testLevel = testLevel + 1
On Local Error Goto Boom
			fResult = i_will_throw0()
		Case Else
			Dim argsList As Object
			argsList = toList(args)
			If isNil(argsList) Then
				croak("assertThrows: don't know how to apply zero args - fn:" &amp; chr(13)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hr(13) &amp; _argsStr(fName, args)
skipMsgPart1:
On Local Error Goto skipMsgPart2	
	 msg = msg &amp; chr(13)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hr(13) &amp; "       " &amp; x _
				&amp; chr(13) &amp; " not " &amp; a _
				&amp; chr(13) &amp; "on args:" _
				&amp; chr(13)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isArray(actual) And isArray(expected)) Then
		Dim actualDim As Integer, expectedDim As Integer
		actualDim = getDim(actual)
		expectedDim = getDim(expected)
		If actualDim = expectedDim Then
			If actualDim = 1 Then
				If (LBound(actual) = LBound(expected)) And (UBound(actual) = UBound(expected)) Then
					Dim i As Integer
					For i = LBound(actual) To UBound(actual)
						If actual(i) &lt;&gt; expected(i) Then ' TODO: assertEqual: more general equ for array elems
							Goto assertEqual_failed
						End If
					Next
					Goto assertEqual_passed
				End If
			Else
				croak("assertEqual: cannot compare Arrays of dim = " &amp; actualDim &amp; " &gt; 1")
			End If
		End If
	ElseIf (actual = expected) Then
		Goto assertEqual_passed
	End If
assertEqual_failed:
	assertEqual = mkFail(actual, expected, _
			"expected " &amp; toString(actual) _
				&amp; chr(13) &amp; "     to equal " &amp; toString(expected) _
		)
	Exit Function
assertEqual_passed:
	assertEqual = mkPass()
	Exit Function
End Function

Function assertPasses(assertionName As String, args As Array)
	assertionCount = assertionCount + 1
	Dim result As Object, innerResult As Object
	Select Case assertionName
		Case "assertEqual"
			testLevel = testLevel + 1
			innerResult = assertEqual(args(0), args(1))
			testLevel = testLevel - 1
			If innerResult.isFail Then
				Dim a As Object, x As String
				a = innerResult
				x = "pass"
				Set result = mkFail(a, x, _
					"expected " &amp; assertionName &amp; " to pass on args " _
						&amp; chr(13) &amp; "  " &amp; _argsStr(assertionName, args) _
						&amp; chr(13) &amp; "but it failed:" _
						&amp; chr(13) &amp; a.msg _
				)
			Else
				Set result = mkPass()
			End If
		Case Else
			croak("assertPasses: unknown assertion '" &amp; assertionName &amp; "'")
	End Select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If Not(innerResult.isFail) Then
				Dim a As Object, x As String
				a = innerResult
				x = "fail"
				Set result = mkFail(a, x, _
					"expected " &amp; assertionName &amp; " to fail on args " _
						&amp; chr(13) &amp; "  " &amp; _argsStr(assertionName, args) _
						&amp; chr(13) &amp; "but it passed." _
				)
			Else
				Set result = mkPass()
			End If
		Case Else
			croak("assertFails: unknown assertion '" &amp; assertionName &amp; "'")
	End Select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Type TTest_Foo
	bar As Integer
End Type

Sub Main
	test_Common()
End Sub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Optional x As Variant)
	If isMissing(x) Then
		isString = Fn.isString
	Else
		isString = (typeOf(x) = typeOf(""))
	End If
End Function

Function _tyname(o As Object)
	_tyname = o.tyname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sndArg = _apply(Fn.sndArg, x, y)
End Function

'\f y x.f x y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inRange(Optional lo As Long, Optional hi As Long, Optional x As Long)
	inRange = _apply(Fn.inRange, lo, hi, x)
End Function

Function equ(Optional a As Variant, Optional b As Variant)
	Dim oFn As Object : If isNull(oFn) Then : oFn = Fn.equ : End If
	Dim result as Variant
	If isMissing(a) Then
		result = oFn
	ElseIf isMissing(b) Then
		result = apply(oFn, a)
	Else
		Dim ta As String, tb As String, tmp As String
		ta = typeOf(a)
		tb = typeOf(b)
		If Not(ta = tb) Then
			If (isNull(a) And startsWith(tb, ta)) Or (isNull(b) And startsWith(ta, tb)) Then
				result = False
			Else
				croak("equ: incompatible types " &amp; ta &amp; " and " &amp; tb)
			End If
		Else ' ta = tb
			Select Case ta
				Case "Object"	' Object without a .tyname field
					result = CBool(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Dim fName As String
						fName = _tyname(a) &amp; "_equ"
						result = apply(fName, a, b)
					ElseIf isArray(a) Then
						croak("equ: NYI - comparing arrays")
					Else
						result = CBool(a = b)
					End If
			End Select
		End If
	End If
	equ = result
End Function

Function toString(ByVal v As Variant) As String
	Dim result As String
	Dim tp As String
	tp = typeOf(v)
	Select Case tp
		Case "String"
			Dim t As String
			t = v &amp; ""
			t = Join(Split(t, chr(13)), "\n") ' TODO: fix toString \r vs \n
			t = Join(Split(t, chr(10)), "\r") ' TODO: fix toString \r vs \n
			t = Join(Split(t, chr(9)),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toStrFn As Variant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hr(13) &amp; toString(arg))
	End Select
	readHex = result
	Exit Function
	
readHex_blows:
	MsgBox(toString(result))
	Exit Function
End Function

'= tests ============================================================

Function test_Common()
	testLevel = 0
	test_passing_pointers()
	test_concat()
	test_typeOf()
	test_isString()
	test_toString()
	test_id()
	test_fstArg()
	test_sndArg()
	test_swap()
	test_compose()
	test_add()
	test_mul()
	test_inRange()
	test_equ()
	test_readHex()
End Function


Function test_passPtrByVal_Object(ByVal o As Object)
	o.bar = o.bar + 1
	o = Nothing
	test_passPtrByVal_Object = o
End Function

Function test_passPtrByVal_Type(ByVal o As TTest_Foo)
	o.bar = o.bar + 1
	o = Nothing
	test_passPtrByVal_Type = o
End Function

Function test_passPtrByRef_Object(ByRef o As Object)
	o.bar = o.bar + 1
	o = Nothing
	test_passPtrByRef_Object = o
End Function

Function test_passPtrByRef_Type(o As TTest_Foo)
	o.bar = o.bar + 1
	o = Nothing
	test_passPtrByRef_Type = o
End Function

Function test_passing_pointers()
	Dim o As Object
	o = New TTest_Foo
	o.bar = 7
	
	' make sure fn was actually executed:
	assertEqual(test_passPtrByVal_Object(o), Nothing).x
	' fn did not change the pointer o (because it was passed ByVal):
	assertEqual(isNull(o), False).x
	' fn did however change the object pointed to:
	assertEqual(o.bar, 8).x
	
	' Same if parameter is declared with the custom type instead of Object
	' make sure fn was actually executed:
	assertEqual(test_passPtrByVal_Type(o), Nothing).x
	' fn did not change the pointer o (because it was passed ByVal):
	assertEqual(isNull(o), False).x
	' fn did however change the object pointed to:
	assertEqual(o.bar, 9).x

	'Things change when we pass it ByRef (which is the default)
	Dim o2 As Object
	o2 = o	' keep original in different var
	' call fn
	assertEqual(test_passPtrByRef_Object(o), Nothing).x
	' fn did change the pointer o (because it was passed ByRef):
	assertEqual(isNull(o), True).x
	' fn also did change the object pointed to:
	assertEqual(o2.bar, 10).x
	
	' Same if parameter is declared with the custom type instead of Object
	o = o2 ' restore o
	' make sure fn was actually executed:
	assertEqual(test_passPtrByRef_Type(o), Nothing).x
	' fn did change the pointer o (because it was passed ByRef):
	assertEqual(isNull(o), True).x
	' fn did however change the object pointed to:
	assertEqual(o2.bar, 11).x

	
	' Now try with an argument declared as the custom type (instead of Object):
	'--------------------------------------------------------------------------
	Dim p As New TTest_Foo
	p.bar = 7

	' make sure fn was actually executed:
	assertEqual(test_passPtrByVal_Object(p), Nothing).x
	' fn did not change the pointer p (because it was passed ByVal):
	assertEqual(isNull(p), False).x
	' fn did however change the object pointed to:
	assertEqual(p.bar, 8).x
	
	' Same if parameter is declared with the custom type instead of Object
	' make sure fn was actually executed:
	assertEqual(test_passPtrByVal_Object(p), Nothing).x
	' fn did not change the pointer p (because it was passed ByVal):
	assertEqual(isNull(p), False).x
	' fn did however change the object pointed to:
	assertEqual(p.bar, 9).x


	'Things change when we pass it ByRef (which is the default)
	Dim p2 As Object
	p2 = p	' keep original in different var
	' call fn
	assertEqual(test_passPtrByRef_Type(p), Nothing).x
	' fn did change the pointer p (because it was passed ByRef):
	assertEqual(isNull(p), True).x
	' fn also did change the object pointed to:
	assertEqual(p2.bar, 10).x
	
	' Same if parameter is declared with the custom type instead of Object
	p = p2 ' restore p
	' make sure fn was actually executed:
	assertEqual(test_passPtrByRef_Type(p), Nothing).x
	' fn did change the pointer p (because it was passed ByRef):
	assertEqual(isNull(p), True).x
	' fn did however change the object pointed to:
	assertEqual(p2.bar, 11).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hr(13)),             "'\n'").x
	assertEqual(toString(chr( 9)),             "'\t'").x
	assertEqual(toString(chr( 9) &amp; "x"),       "'\tx'").x
	assertEqual(toString("x" &amp; chr( 9)),       "'x\t'").x
	assertEqual(toString("x" &amp; chr(13)),       "'x\n'").x
	assertEqual(toString("x" &amp; chr( 9) &amp; "y"), "'x\ty'").x
	assertEqual(toString("x" &amp; chr(13) &amp; "y"), "'x\ny'").x
	assertEqual(toString(chr(9) &amp; chr(13) &amp; "y"), "'\t\ny'").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compose()
	assertEqual(arity(Fn.compose), 3).x

	Dim f As Variant
	
	f = compose
	assertEqual(isFn(f), True).x
	assertEqual(arity(f), 3).x
	
	f = compose(compose, compose)
	assertEqual(isFn(f), True).x
	assertEqual(arity(f), 1).x

	f = compose(fstArg(5), fstArg(7))
	assertEqual(isFn(f), True).x
	assertEqual(arity(f), 1).x
	assertEqual(apply(f, 42), 5).x
	
	assertEqual(compose(id, id, "asdf"), "asdf").x

	assertThrows("compose", Array("i-dont-exist", id, 42)).x
	assertThrows("compose", Array(Nothing, 		  id, 42)).x
	assertThrows("compose", Array(Empty, 		  id, 42)).x
	assertThrows("compose", Array(4711, 		  id, 42)).x
	
	''assertThrows doesn't really work with partial app
	'assertThrows("compose", Array("i-dont-exist", id)).x	
	'assertThrows("compose", Array("i-dont-exist")).x

	assertThrows("compose", Array(id, "i-dont-exist", 42)).x
	assertThrows("compose", Array(id, Nothing, 		  42)).x
	assertThrows("compose", Array(id, Empty, 		  42)).x
	assertThrows("compose", Array(id, 4711, 		  42)).x
	''assertThrows doesn't really work with partial app
	'assertThrows("compose", Array(id, "i-dont-exist")).x

	assertThrows("compose", Array("i-dont-exist", "i-dont-exist-either", 42)).x
	''assertThrows doesn't really work with partial app
	'assertThrows("compose", Array("i-dont-exist", "i-dont-exist-either")).x

End Function

Function test_add()
	assertEqual(typeOf(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test_inRange()
	dim actual as Boolean
	assertEqual(inRange(48, 57, 47), False).x
	assertEqual(inRange(48, 57, 48), True).x
	assertEqual(inRange(48, 57, 55), True).x
	assertEqual(inRange(48, 57, 57), True).x
	assertEqual(inRange(48, 57, 58), False).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assertThrows("equ", Array(vEmpty, oNothing)).x		' incompatible types Empty and Object

	assertThrows("equ", Array(vEmpty, oUninitTyName)).x	' incompatible types Empty and Object/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Empty, oUninitNoTyName)).x	' incompatible types Empty and Object
	assertThrows("equ", Array(oUninitNoTyName, vEmpty)).x	' incompatible types Object and Empty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hr(13) &amp; "LBound=" &amp; LBound(v) &amp; ", UBound=" &amp; UBound(v))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len As Integer
	head As Variant
	tail As TList
End Type

Sub Main
	test_List()
End Sub


Function TList_toString(xs As TList)
'	concat "[" (concat (foldl1 (\acc.(concat acc) ° (concat ", "))) "[" (map toString xs)) "]"
	Dim result As String
	result = "[" &amp; Join(toArray(map("toString", xs)), ", ") &amp; "]"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As TList
	Static result As Object
	If isNull(result) Then
		Set result = New TList
		result.tyname = "TList"
	End If
	nil = result
End Function

Function isNil(Optional xs As TList)
	If isMissing(xs) Then : isNil = Fn.isNil : Else
		isNil = (xs.len = 0)
	End If
End Function

Function length(Optional xs As TList)
	If isMissing(xs) Then : length = Fn.length : Else
		length = xs.len
	End If
End Function

Function cons(Optional x, Optional xs As TList)
	If isMissing(xs) Then : cons = _apply(Fn.cons, x) : Else
		Dim result As New TList
		result.tyname = nil.tyname
		result.head = x
		result.tail = xs
		result.len = xs.len + 1' do not dot-access xs directly!
		cons = result
	End If
End Function

Function car(Optional xs As TList) As Variant
	If isMissing(xs) Then : car = Fn.car : Exit Function : End If
	If isNil(xs) Then
		croak("car: nil")
	Else
		car = xs.head
	End If
End Function

Function cdr(Optional xs As TList) As TList
	If isMissing(xs) Then : cdr = Fn.cdr : Exit Function : End If
	If isNil(xs) Then
		croak("cdr: nil")
	Else
		cdr = xs.tail
	End If
End Function

Function cadr(xs As TList)
	cadr = car(cdr(xs))
End Function

Function caddr(xs As TList)
	caddr = cadr(cdr(xs))
End Function

Function map(Optional f As Variant, Optional xs As Object)
	Dim result As Variant
	If isMissing(f) Then
		result = Fn.map
	ElseIf isMissing(xs) Then
		result = apply(Fn.map, f)
	Else
		If isNil(xs) Then
			result = nil
		ElseIf isArray(xs) Then
			result = map(f, toList(xs))
		Else
			result = cons(apply(f, xs.head), map(f, xs.tail))
		End If
	End If
	map = result
End Function

Function filter(fn As Variant, ByVal xs As TList)
	Dim result As TList
	If IsArray(xs) Then
		result = filter(fn, toList(xs))
	Else
		Dim x As Variant
		result = nil
		While Not(isNil(xs))
			x = car(xs)
			If (apply(fn, x)) Then
				result = cons(x, result)
			End If
			xs = cdr(xs)
		Wend
	End If
	filter = result
End Function

Function foldl(Optional f As Object, Optional acc, Optional ByVal xs As TList)
	Dim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As TList)
	Dim oFn As Object : If isNull(oFn) Then : oFn = Fn.foldl1 : End If
	If isMissing(f) Then
		foldl1 = oFn
	ElseIf isMissing(xs) Then
		foldl1 = apply(oFn, f)
	Else
		If isNil(xs) Then
			croak("foldl1 on nil")
		End If
		foldl1 = foldl(f, car(xs), cdr(xs))
	End If
End Function

Function foldr(Optional f As Object, Optional acc As Variant, Optional xs As TList)
	Dim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As TList, Optional ys As TList)
	Dim oFn As Object : If isNull(oFn) Then : oFn = Fn.adjoin : End If
	If isMissing(ys) Then 
		If isMissing(xs) Then
			adjoin = oFn
		Else
			adjoin = apply(oFn, xs)
		End If
	Else
		adjoin = foldr(cons, ys, xs)
	End If
End Function

' Normally this is called "concat" but we already have that for Strings
Function flatten(Optional xs As TList)
	flatten = foldl(adjoin, nil, xs)
End Function

Function reverse(Optional xs As TList)
	If isMissing(xs) Then : reverse = Fn.reverse : Exit Function : End If
	Dim result As Object
	If xs.len &lt;= 1 Then
		result = xs
	Else
		'result = foldl(swap(cons), nil, xs)
		Dim ts As Object
		ts = xs
		result = nil
		While (ts.len &gt; 0)
			result = cons(ts.head, result)
			ts = ts.tail
		Wend
	End If
	reverse = result
End Function

Function toArray(xs As TList)
	If isNil(xs) Then
		toArray = Array()
	Else
		Dim result(0 To xs.len - 1)
		Dim t As TList
		Set t = xs
		Dim i As Integer
		For i = 0 To xs.len - 1
			result(i) = t.head
			Set t = t.tail
		Next i
		toArray = resul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Nil_and_cons()
	test_List_length()
	test_List_fnApp()
	test_List_typeOfAndToString()
	test_List_List()
	test_List_car()
	test_List_cdr()
	test_List_map()
	test_List_filter()
	test_List_foldl()
	test_List_foldl1()
	test_List_foldr()
	test_List_adjoin()
	test_List_flatten()
	test_List_reverse()
	test_List_equ()
End Function

Function test_List_isNil_and_cons()
	assertEqual(isNil(nil), True).x
'	assertThrows(isNil, Array()).x		' assertThrows can't test call with 0 args
	assertThrows(isNil, Array(Empty)).x
	assertThrows(isNil, Array(Nothing)).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fnApp()
	assertEqual(arityF("TList_toString"),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recognized by module "List"
	'assertThrows("List", Array(0, 1, 2, 3, 4, 5, 6, 7, 8, 9, 10)).x
	
	assertEqual(toString(test_List_foo(5)), "[5]").x
	assertEqual(toString(test_List_foo(5, 7)), "[5, 7]").x
End Function

Function test_List_car()
	assertThrows("car", Array(nil)).x
	assertEqual(car(List(1   	)), 1).x
	assertEqual(car(List(2, 1	)), 2).x
	assertEqual(car(List(3, 2, 1)), 3).x

	assertEqual(isFn(Fn.car), 	True).x	' from Fn object
	assertEqual(isFn(car), 		True).x	' from 0-arg call
	assertEqual(arity(car), 	   1).x

	assertEqual(apply(car, List(1   	)), 1).x
	assertEqual(apply(car, List(2, 1	)), 2).x
	assertEqual(apply(car, List(3, 2, 1	)), 3).x
End Function

Function test_List_cdr()
	assertThrows("cdr", Array(nil)).x
	assertEqual(toString(cdr(List(1   	 ))), "[]").x
	assertEqual(toString(cdr(List(2, 1	 ))), "[1]").x
	assertEqual(toString(cdr(List(3, 2, 1))), "[2, 1]").x

	assertEqual(isFn(Fn.cdr), 	True).x	' from Fn object
	assertEqual(isFn(cdr), 		True).x	' from 0-arg call
	assertEqual(arity(cdr), 	   1).x

	assertEqual(toString(apply(cdr, List(1   	))), "[]").x
	assertEqual(toString(apply(cdr, List(2, 1	))), "[1]").x
	assertEqual(toString(apply(cdr, List(3, 2, 1))), "[2,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assertEqual(toString(filter(  "isNil", nil  )), "[]").x
	assertEqual(toString(filter(  "isNil", List(nil)  )), "[[]]").x
	assertEqual(toString(filter(  "isNil", List(nil, nil)  )), "[[], []]").x
	assertEqual(toString(filter(  "isNil", List(List(1), List(1, 0), List(nil))  )), "[]").x
	assertEqual(toString(filter(  "isNil", List(nil, List(1), nil, List(1, 0), List(nil))  )), "[[], []]").x
	Dim equ1 As Variant
	equ1 = apply("equ", 1)
	assertEqual(toString(filter(  equ1, List(0, 1, 1, 0, 1, 0)  )), "[1, 1, 1]").x
	
	assertEqual(arityF("filter"), 2).x
	assertEqual(toString(apply("filter",  "isNil", nil  )), "[]").x
	assertEqual(toString(apply("filter",  "isNil", List(nil)  )), "[[]]").x
	assertEqual(toString(apply("filter",  "isNil", List(nil, nil)  )), "[[], []]").x
	assertEqual(toString(apply("filter",  "isNil", List(List(1), List(1, 0), List(nil))  )), "[]").x
	assertEqual(toString(apply("filter",  "isNil", List(nil, List(1), nil, List(1, 0), List(nil))  )), "[[], []]").x

	assertEqual(toString(apply("filter",  equ1, List(0, 1, 1, 0, 1, 0)  )), "[1, 1, 1]").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TList_equ"), 2).x
	
	assertThrows("equ", Array(nil, Empty)).x	' incompatible types Object/TList and Empty
	assertThrows("equ", Array(Empty, nil)).x	' incompatible types Empty and Object/TList

	assertEqual(equ(nil,		Nothing),		False).x
	assertEqual(equ(Nothing,	nil),			False).x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Type TFn
	str			As Variant
	which		As Variant
	arity 		As Integer
	partialArgs As Variant
	args		As Variant
End Type

Type TFnObjs
	id 			As Object
	fstArg 		As Object
	sndArg 		As Object
	swap 		As Object
	compose 	As Object
	ite			As Object
	asc			As Object
	chr			As Object
	add			As Object
	mul			As Object
	isString	As Object
	isEmpty		As Object
	toString	As Object
	concat		As Object
	readHex		As Object
	equ			As Object
	inRange		As Object
	
	applyToList	As Object

	isNil		As Object
	cons		As Object
	length		As Object
	car			As Object
	cdr			As Object
	cadr		As Object
	caddr		As Object
	map			As Object
	foldl		As Object
	foldr		As Object
	foldl1		As Object
'	foldr1		As Object
	adjoin		As Object
	flatten 	As Object
	reverse 	As Object
	
	TParser_toString	As Object
	mkParser 			As Object
	pReturn				As Object
	pStr				As Object
	pBind				As Object
	pChoice				As Object
	mkTypeVar			As Object
	maybeMakeArrowType	As Object
	mkTypeCtor			As Object
	mkTupleType			As Object
	
	TASN_toString		As Object
	mkDtTerminal		As Object
	mkDtNonterminal		As Object
End Type


Sub Main
	test_Fn()
End Sub

Function newFn(name As String, arity As Integer, Optional typ)
	Dim result As New TFn
	result.which = name
	result.arity = arity
	If Not(isMissing(typ)) Then
		result.str = name &amp; " :: " &amp; typ
	Else
		result.str = name
	End If
	newFn = result
End Function

Function Fn
	Static result As Object
	If isNull(result) Then
		Set result = New TFnObjs
		result.id      	= lookupFn("id")
		result.fstArg  	= lookupFn("fstArg")
		result.sndArg  	= lookupFn("sndArg")
		result.swap    	= lookupFn("swap")
		result.compose 	= lookupFn("compose")
		result.ite 		= lookupFn("ite")
		result.asc 		= lookupFn("asc")
		result.chr 		= lookupFn("chr")
		result.add 		= lookupFn("add")
		result.mul 		= lookupFn("mul")
		result.isString	= lookupFn("isString")
		result.isEmpty	= lookupFn("isEmpty")
		result.toString = lookupFn("toString")
		result.concat	= lookupFn("concat")
		result.readHex	= lookupFn("readHex")
		result.equ		= lookupFn("equ")
		result.inRange	= lookupFn("inRange")
		
		result.applyToList = lookupFn("applyToList")

		result.isNil	= lookupFn("isNil")
		result.cons		= lookupFn("cons")
		result.length	= lookupFn("length")
		result.car 		= lookupFn("car")
		result.cdr 		= lookupFn("cdr")
		result.cadr 	= lookupFn("cadr")
		result.caddr 	= lookupFn("caddr")
		result.map		= lookupFn("map")
		result.foldl	= lookupFn("foldl")
		result.foldr	= lookupFn("foldr")
		result.foldl1	= lookupFn("foldl1")
'		result.foldr1	= lookupFn("foldr1")
		result.adjoin	= lookupFn("adjoin")
		result.flatten	= lookupFn("flatten")
		result.reverse	= lookupFn("reverse")

		result.TParser_toString = lookupFn("TParser_toString")
		result.mkParser	= lookupFn("mkParser")
		result.pReturn	= lookupFn("pReturn")
		result.pStr		= lookupFn("pStr")
		result.pBind	= lookupFn("pBind")
		result.pChoice	= lookupFn("pChoice")
		result.mkTypeVar		  = lookupFn("mkTypeVar")
		result.maybeMakeArrowType = lookupFn("maybeMakeArrowType")
		result.mkTypeCtor		  = lookupFn("mkTypeCtor")
		result.mkTupleType		  = lookupFn("mkTupleType")

		result.TASN_toString 	= lookupFn("TASN_toString")
		result.mkDtTerminal  	= lookupFn("mkDtTerminal")
		result.mkDtNonterminal  = lookupFn("mkDtNonterminal")
	End If
	Fn = result
End Function

Function mkPartialApp(fn As Object, arg As Variant)
	Dim result As New TFn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Else ' r = 2
				croak("TFn_toString: compose partially applied to just 1 arg")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fnObjs()
	Static result As Object
	If IsNull(result) Then
		result = toList(Array(_
			newFn("isString",		1, "Any -&gt; Bool"), _
			newFn("isEmpty",		1, "Any -&gt; Bool"), _
			newFn("toString",		1, "Any -&gt; Str"), _
			newFn("id",				1, "a -&gt; a"), _
			newFn("fstArg",			2, "a -&gt; b -&gt; a"), _
			newFn("sndArg",			2, "a -&gt; b -&gt; b"), _
			newFn("swap",			3, "(b -&gt; a -&gt; c) -&gt; a -&gt; b -&gt; c"), _
			newFn("compose",		3, "(b -&gt; c) -&gt; (a -&gt; b) -&gt; a -&gt; c"), _
			newFn("ite",			4, "(a -&gt; Bool) -&gt; (a -&gt; b) -&gt; (a -&gt; b) -&gt; a -&gt; b"), _
			newFn("add",			2, "Long -&gt; Long -&gt; Long"), _
			newFn("mul",			2, "Long -&gt; Long -&gt; Long"), _
			newFn("inRange",		3, "Long -&gt; Long -&gt; Long -&gt; Bool"), _
			newFn("equ",			2, "a -&gt; a -&gt; Bool"), _
			newFn("concat",			2, "Str -&gt; Str -&gt; Str"), _
			newFn("asc",			1, "Char -&gt; Int"), _
			newFn("chr",			1, "Int -&gt; Char"), _
			newFn("readHex",		1, "Str -&gt; Long"), _
			_
			newFn("existsF",		1), _
			newFn("arityF", 		1), _
			newFn("applyToList",	2), _
			_
			newFn("TList_toString",	1), _
			newFn("TList_equ",		2), _
			newFn("isNil",			1, "[a] -&gt; Bool"), _
			newFn("cons",			2, "a -&gt; [a] -&gt; [a]"), _
			newFn("length",			1), _
			newFn("car",			1), _
			newFn("cdr",			1), _
			newFn("cadr",			1), _
			newFn("caddr",			1), _
			newFn("map",			2, "(a -&gt; b) -&gt; [a] -&gt; [b]"), _
			newFn("foldl",			3), _
			newFn("foldr",			3), _
			newFn("foldl1",			2), _
			newFn("foldr1",			2), _
			newFn("map",			2), _
			newFn("filter",			2), _
			newFn("adjoin",			2), _
			newFn("flatten",		1, "List List a -&gt; List a"), _
			newFn("reverse",		1, "List a -&gt; List a"), _
			_
			newFn("TParser_toString",	1, "Parser a -&gt; Str"), _
			newFn("mkParser",			2, "Str -&gt; Any -&gt; Parser a"), _
			newFn("pReturn",			1, "a -&gt; Parser a"), _
			newFn("pStr",				1, "Str -&gt; Parser Str"), _
			newFn("pBind",				2, "Parser a -&gt; (a -&gt; Parser b) -&gt; Parser b"), _
			newFn("pChoice",			2, "Parser a -&gt; Parser a -&gt; Parser a"), _
			newFn("mkTypeVar",			1, "Char -&gt; Str"), _
			newFn("maybeMakeArrowType",	2, "Typ -&gt; Maybe Typ -&gt; Typ"), _
			newFn("mkTypeCtor",			2, "Str -&gt; [Typ] -&gt; Typ"), _
			newFn("mkTupleType",		2, "Typ -&gt; [Typ] -&gt; Typ"), _
			_
			newFn("TASN_toString",		1, "ASN -&gt; Str"), _
			newFn("mkDtTerminal",		1, "Str -&gt; ASN"), _
			newFn("mkDtNonterminal",	2, "Str -&gt; [ASN] -&gt; ASN")  _
	))
	End If
	fnObjs = result
End Function

Function lookupFn(name As String) As Variant
	Dim result As Variant
	Dim fs As Object
	fs = fnObjs
	While Not(isNil(fs))
		If (getFnName(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f = lookupFn(fn)
		If isEmpty(f) Then
			If isMissing(msg) Then : msg = "" : Else : msg = msg &amp; chr(13) : End If
			croak(msg &amp; "unknown function: " &amp; toString(fn))
		End If
	Else
		f = fn
	End If
	If Not(isFn(f)) Then
		If isMissing(msg) Then : msg = "" : Else : msg = msg &amp; chr(13)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fn As Object, arg As Variant)
	Dim resul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fn) Goto applyLast_of_one, applyLast_of_two, applyLast_of_three, applyLast_of_four
	Goto applyLast_of_fiveOrMore
applyLast_of_one:
	a0 = arg
	Select Case name
		Case "id": 			result = a0
		Case "asc":			result = Asc(		a0)
		Case "chr":			result = Chr(		a0)
		Case "isString":	result = isString(	a0)
		Case "isEmpty":		result = isEmpty(	a0)
		Case "toString":	result = toString(	a0)
		Case "readHex":		result = readHex(	a0)
		Case "isNil":		result = isNil(		a0)
		Case "length":		result = length(	a0)
		Case "car":			result = car(		a0)
		Case "cdr":			result = cdr(		a0)
		Case "cadr":		result = cadr(		a0)
		Case "caddr":		result = caddr(		a0)
		Case "flatten":		result = flatten(	a0)
		Case "reverse": 	result = reverse(	a0)
		Case "toArray": 	result = toArray(	a0)
		Case "pStr": 		result = pStr(		a0)
		Case "pReturn":		result = pReturn(	a0)
		Case "mkTypeVar":	result = mkTypeVar(	a0)
		Case "TList_toString":		result = TList_toString(	a0)
		Case "TParser_toString":	result = TParser_toString(	a0)
		Case "TASN_toString":		result = TASN_toString(		a0)
		Case "mkDtTerminal":		result = mkDtTerminal(		a0)
		Case Else
			Goto applyLast_doTheCall
	End Select
	applyLast = result
	Exit Function
applyLast_of_two:
	a0 = car(reverseArgs) 'fn.args(0)
	a1 = arg
	Select Case name
		Case "fstArg":		result = a0
		Case "sndArg":		result = a1
		Case "add":			result = CLng(a0 + a1)
		Case "mul":			result = CLng(a0 * a1)
		Case "concat":		result = a0 &amp; a1
		Case "equ":			result = equ(			a0, a1)
		Case "applyToList":	result = applyToList(	a0, a1)
		Case "cons":		result = cons(			a0, a1)
		Case "map":			result = map(			a0, a1)
		Case "filter":		result = filter(		a0, a1)
		Case "foldl1":		result = foldl1(		a0, a1)
'		Case "foldr1":		result = foldr1(		a0, a1)
		Case "adjoin":		result = adjoin(		a0, a1)
		Case "mkParser":	result = mkParser(		a0, a1)
		Case "pBind":		result = pBind(			a0, a1)
		Case "pChoice":		result = pChoice(		a0, a1)
		Case "maybeMakeArrowType": result = maybeMakeArrowType(a0, a1)
		Case "mkTypeCtor":	result = mkTypeCtor(	a0, a1)
		Case "mkTupleType":	result = mkTupleType(	a0, a1)
		Case "mkDtNonterminal":	result = mkDtNonterminal(a0, a1)
		Case Else
			Goto applyLast_doTheCall
	End Select
	applyLast = result
	Exit Function
applyLast_of_three:
	a0 = cadr(reverseArgs) 'fn.args(0)
	a1 = car(reverseArgs) 'fn.args(1)
	a2 = arg
	Select Case name
		Case "swap":	result = apply(a0, a2, a1)
		Case "compose":	result = apply(a0, apply(a1, a2))
		Case "inRange":	result = CBool( (a0 &lt;= a2) And (a2 &lt;= a1) )
		Case "foldl":	result = foldl(a0, a1, a2)
		Case "foldr":	result = foldr(a0, a1, a2)
		Case Else
			Goto applyLast_doTheCall
	End Select
	applyLast = result
	Exit Function
applyLast_of_four:
	a0 = caddr(reverseArgs) 'fn.args(0)
	a1 = cadr(reverseArgs) 'fn.args(1)
	a2 = car(reverseArgs) 'fn.args(2)
	a3 = arg
	Select Case name
		Case "ite": If applyLast(a0, a3) Then : result = apply1(a1, a3) : Else : result = apply1(a2, a3) : End if
		Case Else
			Goto applyLast_doTheCall
	End Select
	applyLast = result
	Exit Function
applyLast_of_fiveOrMore:
	croak("NYI: applyLast_fiveOrMore")
applyLast_doTheCall:
	reverseArgs = cons(arg, reverseArgs)
	result = applyBuiltinRev(fn, reverseArgs)
	applyLast = result
End Function

Function applyBuiltinRev(fn As Object, ByVal reverseArgs As Object)
	Dim result As Variant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getFnName(fn)
		Case "arityF":				result = arityF(			a(0)				)
		Case "existsF":				result = existsF(			a(0)				)
		Case "TList_equ":			result = TList_equ(			a(0), a(1)			)
		Case Else
			croak("applyBuiltinRev: unknown function '" &amp; getFnName(fn) &amp; "'")
	End Select	
	applyBuiltinRev = result
End Function

Function applyToList(Optional ByVal f As Variant, Optional ByVal args As Object)
	Dim oFn As Object : If isNull(oFn) Then : oFn = Fn.applyToList : End If
	Dim result As Variant
	If isMissing(args) Then
		If isMissing(f) Then
			result = oFn
		Else
			f = asFn(f, "applyToList: invalid 1st arg")
			result = apply1(oFn, f)
		End If
	ElseIf isNil(args) Then
		Dim fstr As String
		fstr = toString(f)
		croak("applyToList: empty args list for " &amp; chr(13) &amp; fstr)
	Else
		' applyToList = foldl apply1 f args
		f = asFn(f, "applyToList: invalid 1st arg")
		result = f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hr(13)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test_Fn()
	Dim i As Integer
		
	Dim fId As Variant
	fId = Fn.id
	assertEqual(isPartialApp(fId), False).x
	assertEqual(arity(fId), 1).x
	assertEqual(apply(fId, 0), id(0)).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isPartialApp(sndArg5), True).x
	assertEqual(arity(sndArg5), 1).x
	assertEqual(apply1(sndArg5, 7), 7).x
	' easy partial application:
	assertEqual(arity(sndArg), 2).x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Chr( 9)), 	       9).x
	assertEqual(apply(fAsc, Chr(13)), 	      13).x
	assertEqual(apply(fAsc, "0"), 		Asc("0")).x
	assertEqual(apply(fAsc, "9"), 		Asc("9")).x
	assertEqual(apply(fAsc, "A"), 		Asc("A")).x
	assertEqual(apply(fAsc, "B"), 		Asc("B")).x
	assertEqual(apply(fAsc, "Z"), 		Asc("Z")).x

	Dim fChr As Variant
	fChr = Fn.chr
	assertEqual(arity(fChr), 1).x
	assertEqual(apply(fChr,  9), 	Chr( 9)).x
	assertEqual(apply(fChr, 13), 	Chr(13)).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arityF"), 1).x
	assertEqual(arityF("applyToList"), 2).x

	assertEqual(apply("arityF",  "foo"),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Type Parser
	tyname As String
	id As Integer
	tp As String
	st As Variant
	st0 As Variant
	st1 As Variant
	st2 As Variant
	st3 As Variant
	st4 As Variant
	str As String
End Type

Public applyP_callCount As Integer
Public _applyP_callCount(0 To 1) As Integer
Public applyP_return As Integer
Public applyP_fail As Integer
Public applyP_item As Integer
Public applyP_bind As Integer
Public applyP_bind_K_x As Integer
Public applyP_bind_K_return As Integer
Public applyP_bind_B_f_g As Integer
Public applyP_bind_B_return_g As Integer
Public applyP_choice As Integer
Public applyP_many1 As Integer
Public applyP_str As Integer
Public applyP_seq As Integer
Public applyP_skip As Integer
Public applyP_sat As Integer
Public applyP_end As Integer
Public applyP_ind As Integer

Sub Main
	test_Parser()
	Stop
	Dim s As String
	Set pHexLit = pSeq(Array(pStr("0x"), pHexNum), "sndArg")
	Dim p As Parser 
	'pChoice(pItem(), pReturn("bar"))
	Set p = pSeq(Array(pHexLit, pMany(pWhite)), "fstArg")
	s = "FF 0x1F __µ 0"

	MsgBox( _
		"applying parser '" &amp; p.tp &amp; "' to " &amp; toString(s) &amp; ": " &amp; chr(13) _
		&amp; toString(applyP(p, s)) _
	)
End Sub

'==================================================================

' TODO: TParser_toString: seriously work out where to put parens and where not
Function TParser_toString(Optional ByVal p As Variant)
	Dim result As Variant
	If isMissing(p) Then
		result = Fn.TParser_toString
	Else
		If isString(p) Then
			p = lookupParser(p)
		End If
		Dim rules As Object
		rules = nil
		result = _TParser_toString(p, 0, "", False, rules)
		If Not(isNil(rules)) Then
			Dim newLine As String
			newLine = chr(13) &amp; chr(10)
			result = result &amp; " where" &amp; newLine _
				   &amp; Join(toArray(rules), newLine)
		End If
	End If
	TParser_toString = result
End Function

Function _TParser_toString( _
	ByVal p As Object, _
	ByRef k As Integer, _
	ByVal indent As String, _
	ByVal isNewLines As Boolean, _
	ByRef rules As Object _
)
	Dim result As String, f As Object
	If p.str &lt;&gt; "" Then
		result = p.str
	Else : Select Case p.tp
		Case "ind"
			If isNull(p.st0) Then ' yet uninitialized indirection
				result = "(ind " &amp; p.st1 &amp; " Nothing)"
			ElseIf p.st2 Then ' seen it before
				result = p.st1 ' contains a name like Rule_123
			Else ' initialized but not seen before
				p.st2 = True	' set the "visited"-mark
				result = p.st1 &amp; " ::= "
				' In the new rule, start over fresh indent and var counter
				indent = Space(Len(result))
				Dim j As Integer
				j = 0
				result = result &amp; _TParser_toString(p.st, j, indent, True, rules)
				rules = cons(result, rules)
				result = p.st1	' just return the name
				p.st2 = False	' delete "visited"-mark
			End If
		Case "sat"
			result = "(sat "
			If isPartialApp(p.st) Then
				result = result &amp; "(" &amp; TFn_toString(p.st) &amp; ")"
			Else
				result = result &amp; getFnName(p.st)
			End If
			result = result &amp; ")"
		Case "fail":		result = "fail"
		Case "return":		result = "(return " &amp; toString(p.st) &amp; ")"
		Case "item": 		result = "item"
		Case "str":			result = "(str " &amp; toString(p.st(0)) &amp; ")"
		Case "strXXX":			result = toString(p.st(0))
		Case "skip"
			result = "(skip " &amp; _TParser_toString(p.st, k, indent, False, rules) &amp; ")"
		Case "many1"
			If (p.st.tp) = "choice" Or (p.st.tp = "bind") Then
				result = "(" &amp; _TParser_toString(p.st, k, indent &amp; " ", False, rules) &amp; ")"
			Else
				result = _TParser_toString(p.st, k, indent, False, rules)
			End If
			result = result &amp; "+"
		Case "choice"
			Dim altL As Object, altR As Object
			altL = p.st0
			altR = p.st1
			If isPZeroOrOne(p) Then
				' it has shape p +++ return Empty
				' so it's effectively "zero-or-one" p, which can be written as "p?"
				
				If (altL.tp = "choice") Or (altL.tp = "bind") Then
					result = "(" &amp; _TParser_toString(altL, k, indent &amp; " ", False, rules) &amp; ")"
				Else
					result = _TParser_toString(altL, k, indent, False, rules)
				End If
				result = result &amp; "?"
			ElseIf isPMany(p) Then
				' it has shape many1 p +++ return nil
				If (altL.st.tp = "choice") Or (altL.st.tp = "bind") Then
					result = "(" &amp; _TParser_toString(altL.st, k, indent &amp; " ", False, rules) &amp; ")"
				Else
					result = _TParser_toString(altL.st, k, indent, False, rules)
				End If
				result = result &amp; "*"
			Else
				Dim altLStr As String, altRStr As String
				If isNewLines Then
					altLStr = _TParser_toString(altL, k, indent, isNewLines, rules)
					altRStr = _TParser_toString(altR, k, indent, isNewLines, rules)	
					result = altLStr _
						   &amp; chr(13) &amp; chr(10) _
						   &amp; space(len(indent) - 2) _
						   &amp; "| " _
						   &amp; altRStr
				Else
					altLStr = _TParser_toString(altL, k, indent, isNewLines, rules)
					altRStr = _TParser_toString(altR, k, indent, isNewLines, rules)
					If altL.tp = "bind" Then
						altLStr = "(" &amp; altLStr &amp; ")"
					End If
					If altR.tp = "bind" Then
						altRStr = "(" &amp; altRStr &amp; ")"
					End If
					result = altLStr _
						   &amp; " | " _
						   &amp; altRStr
				End If
			End If
		Case "bind"
			Dim q As Object
			q = p.st(0)
			f = p.st(1)
			result = _TParser_toString(q, k, indent, False, rules) &amp; " &gt;&gt;= "
			If isKsomething(f) Then
				q = car(partialArgs(f)) ' peel off the K
				If isKreturn(f) Then
					Dim v As Variant			
					v = q.st ' peel off the pReturn
					result = result &amp; "\_.return " &amp; toString(v)
				Else
					result = result &amp; "\_." &amp; _TParser_toString(q, k, indent, False, rules)
				End If
			Else
				If isBreturn(f) Then
					f = car(partialArgs(f)) ' get out B's 2nd arg (they're in reverse!)
					result = result &amp; "return ° "
				End If
				result = result &amp; TFn_toString(f)
			End If
		Case "seq"
			Dim ps As Variant, i As Integer
			Dim fName As String, args As String
			ps = p.st(0)
			f  = p.st(1)
			fName = getFnName(f)
			result = "(do "
			Dim addIndent As String, newLine As String, innerIndent As String
			addIndent = Space(Len(result))
			newLine = chr(13) &amp; chr(10) &amp; indent
			innerIndent = indent &amp; addIndent &amp; Space(Len("aX &lt;- "))
			For i = LBound(ps) To UBound(ps)
				If isPSkip(ps(i)) Then
					If ps(i).st.tp = "choice" Then
						isNewLines = True
					Else
						isNewLines = False
					End If
					result = result _
						   &amp; " _ &lt;- " _
						   &amp; _TParser_toString(ps(i).st, k, innerIndent, isNewLines, rules)
				Else
					If ps(i).tp = "choice" Then
						isNewLines = True
					Else
						isNewLines = False
					End If
					result = result &amp; "a" &amp; k
					args = args &amp; " a" &amp; k
					k = k + 1
					result = result _
						   &amp; " &lt;- " _
						   &amp; _TParser_toString(ps(i), k, innerIndent, isNewLines, rules)
				End If
				result = result &amp; newLine
				If i &lt; UBound(ps) Then
					result = result &amp; addIndent
				End If
			Next i
			result = result &amp; " return"
			If isPartialApp(f) Then
				result = result &amp; " (" &amp; TFn_toString(f) &amp; args &amp; ")"
			Else
				If fName = "id" Then
					result = result &amp; args
				Else
					result = result &amp; " (" &amp; fName &amp; args &amp; ")"
				End If
			End If
			result = result &amp; newLine &amp; ")"
		Case Else
			croak("TParser_toString/NYI: .tp = " &amp; toString(p.tp))
	End Select : End If
	_TParser_toString = result
End Function

Function mkParser(Optional tp As String, Optional st As Variant)
	Static oFn As Object
	Static instId As Long
	Dim result As Object
	If isMissing(st) Then
		If isNull(oFn) Then : Set oFn = Fn.mkParser : End If
		If isMissing(tp) Then
			result = oFn
		Else
			result = apply1(oFn, tp)
		End If
	Else
		Set result = New Parser
		result.tyname = "TParser"
		result.id = instId
		instId = instId + 1
		result.tp = tp
		result.st = st
	End If
	mkParser = result
End Function

Function parseFailure()
	parseFailure = Empty
End Function

Function isParseFailure(parseResult) As Boolean
	isParseFailure = isEmpty(parseResult)
'	If typeOf(parseResult) &lt;&gt; typeOf(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Fn.pReturn : End If
	Static returnEmpty As Object : If isNull(returnEmpty) Then : returnEmpty = mkParser("return", Empty) : End If
	If isMissing(v) Then
		pReturn = oFn
	ElseIf isEmpty(v) Then
		pReturn = returnEmpty
	Else
		pReturn = mkParser("return", v)
	End If
End Function

' monadic bind, aka "&gt;&gt;="
' for the Parser type that is the fn of type Parser a -&gt; (a -&gt; Parser b) -&gt; Parser b
' which applies the Parser p and if that succeeds feeds its result to the fn f
' to give the overall result Parser b that f returns
Function pBind(Optional p As Parser, Optional f As Object)
	Dim oFn As Object : If isNull(oFn) Then : oFn = Fn.pBind : End If
	Dim result As Variant
	If isMissing(f) Then
		If isMissing(p) Then
			result = oFn
		Else
			' TODO: pBind: check if p is proper Parser
			result = apply(oFn, p)
		End If
	Else
		bindStats(p, f)
		' TODO: pBind: check if f is proper function
		result = mkParser("bind", Array(p, f))
		result.st0 = p
		result.st1 = f
		If isKsomething(f) Then
			Dim v As Object
			v = car(partialArgs(f)) ' peel off K	
			If isKreturn(f) Then
				result.st2 = 2
				Dim inner As String
				inner = toString(v)
				result.st3 = v.st ' peel off pReturn
			Else
				result.st2 = 1
				result.st3 = v	' the subsequent parser
			End If
		ElseIf isBreturn(f) Then
			Dim g As Object
			g = car(partialArgs(f))		' get out B's 2nd arg (they're in reverse!)
			result.st2 = 3
			result.st3 = g	' g produces the overall result value of the bind
		Else
			result.st2 = 0
		End If
	End If
	pBind = result
End Function

Function isKsomething(f As Object) As Boolean
	isKsomething = (getFnName(f) = getFnName(Fn.fstArg)) And (arity(f) = 1)
End Function

Function isKreturn(f As Object) As Boolean
	Dim result As Boolean
	result = False
	If isKsomething(f) Then
		Dim v As Object
		v = car(partialArgs(f))
		If v.tp = "return" Then
			result = True
		End If
	End If
	isKreturn = result
End Function

Function isBsomething(f As Object) As Boolean
	isBsomething = (getFnName(f) = getFnName(Fn.compose)) And (arity(f) = 1)
End Function

Function isBreturn(f As Object) As Boolean
	Dim result As Boolean
	result = False
	If isBsomething(f) Then
		Dim v As Object
		v = cadr(partialArgs(f)) ' they're in reverse!
		If getFnName(v) = getFnName(Fn.pReturn) Then
			result = True
		End If
	End If
	isBreturn = result
End Function

Function bindFns(Optional f As Object)
	Static fns As Object : If isNull(fns) Then : fns = nil : End If
	If isMissing(f) Then
		Dim x As Object, xs As Object, out As Object, xStr As String
		xs = fns
		out = nil
		While Not(isNil(xs))
			x = car(xs)
			If isKsomething(x) Then
				x = car(partialArgs(x))
				If x.tp = "ind" Then
					If isNull(x.st) Then
						xStr = "K P???" &amp; x.id
					Else
						xStr = "K P" &amp; x.st.id
					End If
				Else
					xStr = "K " &amp; TParser_toString(x)
				End If
			ElseIf isBsomething(x) Then
				Dim g As Object, h As Object
				g = cadr(partialArgs(x)) ' they're in reverse order!
				h = car(partialArgs(x))
				xStr = "B (" &amp; getFnName(g) &amp; "...) (" &amp; getFnName(h) &amp; "...)"
			Else
				xStr = TFn_toString(x)
			End If
			out = cons(chr(10) &amp; "  " &amp; xStr, out)
			xs = cdr(xs)
		Wend
		bindFns = out
	Else
		fns = cons(f, fns)
		bindFns = fns
	End If
End Function

Function bindStats(p As Parser, f As Object)
	'If isKsomething(f) Then
		bindFns(f)
	'End If
End Function

' fails on empty string but succeeds on all others
' by returning the first character; and increasing pos by 1
Function pItem()
	Static result As Object
	If isNull(result) Then : result = mkParser("item", Nothing) : End If
	pItem = result
End Function

' succeeds on empty string (by returning Empty) but fails on all others
Function pEnd()
	Static result As Object
	If isNull(result) Then : result = mkParser("end", Empty) : End If
	pEnd = result
End Function

Function pSat(predicate As Object)
'	pSat = pBind( pItem, ite(predicate, pReturn, fstArg(pFail)) )
	pSat = mkParser("sat", predicate)
End Function

' pattern-matches p against "q &gt;&gt;= K (return Empty)" where q any parser
Function isPSkip(p As Parser)
	Dim result As Boolean : result = False
	If p.tp = "skip" Then
		result = True
	'ElseIf p.tp = "bind" Then
	'	Dim f As Object
	'	f = p.st(1)
	'	If (getFnName(f) = getFnName(Fn.fstArg)) And (arity(f) = 1) Then
	'		Dim innerP As Object
	'		innerP = car(partialArgs(f))
	'		result = (innerP.tp = "return") And isEmpty(innerP.st)
	'	End If
	End If
	isPSkip = result
End Function

Function pSkip(p As Object)
	Dim result As Variant
	Select Case p.tp
		Case "fail":	result = p
		Case "return":	result = pReturn(Empty)
		Case Else
			If isPSkip(p) Then
				result = p
			Else
				'result = pBind(p, fstArg(pReturn(Empty)))
				result = mkParser("skip", p)
			End If
	End Select
	pSkip = result
End Function

' succeeds on strings with the given prefix t by returning t,
' and advancing pos by the length of t
Function pStr(Optional t As String)
	Static oFn As Object : If isNull(oFn) Then : oFn = Fn.pStr : End If
	If isMissing(t) Then
		pStr = oFn
	Else
		If (Len(t) = 0) Then
			croak("pStr: cannot match 'exactly' the empty string t=''")
		Else
			pStr = mkParser("str", Array(t, Len(t)))
		End If	
	End If
End Function

'Function pSat(predicate)
'	pBind(pItem, ite(predicate, pReturn, fstArg(pFail))
'End Function

' succeeds if either p1 succeeds (then returning p1's result and pos)
' or (and only if p1 fails) if p2 succeeds, returns p2's result and pos.
' fails if both, p1 and p2 fail
Function pChoice(Optional p1 As Parser, Optional p2 As Parser)
	Dim oFn As Object :	If isNull(oFn) Then : oFn = Fn.pChoice : End If
	Dim result As Object
	If isMissing(p1) Then
		result = oFn
	ElseIf isMissing(p2) Then
		result = apply(oFn, p1)
	Else
		' TODO: @pChoice: strip out always failing parsers
		' TODO: @pChoice: if p1 always succeeds strip out p2
		' linearize choice of choice:
		If (p1.tp = "choice") Then ' if left-hand-side is a choice...
			'...then push its right alternative over to *our* right:
			result = pChoice(p1.st0, pChoice(p1.st1, p2))
		Else
			If (p1.tp = "ind") Then
				If isNull(p1.st) Then
					'msgbox("pChoice: " &amp; toString(mkParser("choice", Array(p1, p2)))
				ElseIf (p1.st.tp = "choice") Then
					'msgbox("pChoice!: lhs ind to choice: " &amp; toString(p1))
				End If
			End If
			result = mkParser("choice", Array(p1, p2))
			result.st0 = p1
			result.st1 = p2
			' we use .st2 to count the total nr of alternatives:
			If p2.tp = "choice" Then
				result.st2 = p2.st2 + 1
			Else
				result.st2 = 2
			End If
		End If
	End If
	pChoice = result
End Function

' pattern-matches p against "q +++ return Empty" where q any parser
Function isPZeroOrOne(p As Parser)
	Dim result As Boolean : result = False
	If p.tp = "choice" Then
		Dim sndAlt As Object ' 2nd alternative
		sndAlt = p.st(1)
		' check if it has shape p +++ return Empty (which is effectively "zero-or-one" p)
		result = ((sndAlt.tp = "return") And isEmpty(sndAlt.st))
	End If
	isPZeroOrOne = result
End Function

' never fails: if p fails than pZeroOrOne(p) returns Empty + same pos as result,
' otherwise returns whatever p returns as result (+ pos)
' matches at most once
Function pZeroOrOne(p As Parser)
	If isPZeroOrOne(p) Then
		pZeroOrOne = p
	Else
		pZeroOrOne = pChoice(p, pReturn(Empty))
	End If
End Function

Function isPMany1(p As Parser) As Boolean
	isPMany1 = (p.tp = "many1")
End Function

Function isPMany(p As Parser) As Boolean
	Dim result As Boolean
	result = False
	If p.tp = "many" Then
		result = True
	ElseIf p.tp = "choice" Then
		Dim sndAlt As Object
		sndAlt = p.st(1)
		' check if it has shape p +++ return Empty (which is effectively "zero-or-one" p)
		If (sndAlt.tp = "return") And isObject(sndAlt.st) Then
			If isNil(sndAlt.st) Then
				result = isPMany1(p.st(0))
			End If
		End If
	End If
	isPMany = result
End Function

' pMany: never fails: if p fails then pMany(p) returns nil + same pos as result,
' otherwise returns a of p results (in the order as in the parsed string) + last pos
' matches as many as possible
Function pMany(p As Parser)
	' Note: direct impl might give a little more perf (not worth it)
	pMany = pChoice(pMany1(p), pReturn(nil))
End Function

' pMany1: same as pMany except that it fails if there is no match at all
' matches as many as possible
Function pMany1(p As Parser)
	pMany1 = mkParser("many1", p)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pSeqL(ps, applyToList(f))
End Function

Function pSeqL(ps As Array, ByVal f As Variant)
	'TODO: pSeqL: check if ps is proper Array of Parsers
	f = asFn(f, "pSeqL: invalid 2nd arg " &amp; toString(f))
	pSeqL = mkParser("seq", Array(ps, f))
End Function

' pInd: for building recursive parsers; returns a dummy Parser instance
' which serves as an indirection to another Parser. This pointer later 
' has to set calling fixIndirection with the dummy and the actual instance
Function pInd(ByVal name As String)
	Static n As Integer
	Dim result As Variant
	If name = "" Then
		name = "Rule"
	End If
	result = mkParser("ind", Nothing)
	result.st0 = Nothing
	n = n + 1
	result.st1 = name &amp; "_" &amp; n
	result.st2 = False
	pInd = result
End Function

Function fixIndirection(dummy As Parser, target As Parser)
	If dummy.tp &lt;&gt; "ind" Then
		croak("fixIndirection: invalid dummy - tp = " &amp; dummy.tp
	End If
	If Not(isNull(dummy.st)) Then
		croak("fixIndirection: cannot set target " &amp; target.id &amp; " - already points to " &amp; dummy.st.id)
	End If
	dummy.st = target
	dummy.st0 = target
	fixIndirection = dummy
End Function


'==================================================================


Function pWhite()
	Static result As Parser	' an uninitialized instance of Parser at first
	If result.tp = "" Then
		result = pChoice(pStr(" "), pStr(Chr(9))
		result.str = "[ \t]"
	End If
	pWhite = result
End Function

Function pAlphaLower()
	Static result As Object
	If isNull(result) Then
		result = pSat(compose(inRange(Asc("a"), Asc("z")), Fn.asc))
		result.str = "[a-z]"
	End If
	pAlphaLower = result
End Function

Function pAlphaUpper()
	Static result As Object
	If isNull(result) Then
		result = pSat(compose(inRange(Asc("A"), Asc("Z")), Fn.asc))
		result.str = "[A-Z]"
	End If
	pAlphaUpper = result
End Function

Function pBinDigit()
	Static result As Parser	' an uninitialized instance of Parser at first
	If result.tp = "" Then
		result = pInd("BinDigit")
		result = fixIndirection(result, pChoice(_
			pBind(pStr("0"), fstArg(pReturn(0))), _
			pBind(pStr("1"), fstArg(pReturn(1)))_
		))
		''not paying off (yet):
'		result = pBind(pItem, compose(ite(inRange(Asc("0"), Asc("1")), compose(pReturn, add(-Asc("0"))), fstArg(pFail)), Fn.asc)
	End If
	pBinDigit = result
End Function

Function pDecDigit()
	Static result As Parser	' an uninitialized instance of Parser at first
	If result.tp = "" Then
		result = pInd("DecDigit")
		result = fixIndirection(result, foldl1(pChoice, _
			List(pBinDigit, _
				 pBind(pStr("2"), fstArg(pReturn(2))), _
				 pBind(pStr("3"), fstArg(pReturn(3))), _
				 pBind(pStr("4"), fstArg(pReturn(4))), _
				 pBind(pStr("5"), fstArg(pReturn(5))), _
				 pBind(pStr("6"), fstArg(pReturn(6))), _
				 pBind(pStr("7"), fstArg(pReturn(7))), _
				 pBind(pStr("8"), fstArg(pReturn(8))), _
				 pBind(pStr("9"), fstArg(pReturn(9))) _
		)   )
		pDecDigit = result
		Exit Function

		''this is in fact paying off:
		Dim f as Object
		'Set f = compose(add(-Asc("0")), Fn.asc)
		'MsgBox(TFn_toString(f))
		Set f = compose(ite(inRange(Asc("0"), Asc("9")), compose(pReturn, add(-Asc("0"))), fstArg(pFail)), Fn.asc)
		result = pBind(pItem, f)
	End If
	pDecDigit = result
End Function

Function pHexDigit()
	Static result As Parser	' an uninitialized instance of Parser at first
	If result.tp = "" Then
		result = pInd("HexDigit")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fixIndirection(result, pBind(pItem, compose( _
			ite( inRange(Asc("0"), Asc("9")), _
				retZero, _
				ite(inRange(Asc("A"), Asc("F")), _
					retUpperA, _
					ite(inRange(Asc("a"), Asc("f")), _
						retLowerA, _
						fstArg(pFail) _
					) _
				) _
			), Fn.asc) _
		)

	End If
	pHexDigit = result
End Function

Function pHexNum()
	Static result As Object
	If isNull(result) Then
		result = fixIndirection(pInd("HexNum"), _
			pSeq(Array( _
					pMany1(pHexDigit) _
				), foldl1(compose(add, mul(16))) _
			) _
		)
	End If
	pHexNum = result
End Function

Function pHexLit()
	Static result As Parser	' an uninitialized instance of Parser at first
	If result.tp = "" Then
		result = fixIndirection(pInd("HexLit"), _
			pSeq(Array( _
				pSkip(pStr("0x")), _
				pHexNum _
			), id) _
		)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Right As Object
		Dim pS As Object
		Dim pListType As Object
		Dim pParenS As Object
		Dim pTypeArg As Object
		Dim pCtor As Object
		Dim pN As Object
		Dim recDummy As Object
		
		pS = pInd("TypeExpr")
		pN = pInd("NonArrow")

		' Right ::= "-&gt;" S
		' pRight = do _ &lt;- (str "-&gt;")
		'             s &lt;- S
		'          return s
		'pRight = pSeq(Array(pSkip(pStr("-&gt;")), pS), id)
		pRight = pBind(pStr("-&gt;"), fstArg(pS))
		
		' S ::= ws* N ws* ((str "-&gt;") S)?
		' pS = do   _ &lt;- many white
		'		   in &lt;- S
		'           _ &lt;- many white
		'         out &lt;- zeroOrOne pRight
		'      return (if (empty? out) in else (mkArrowType in out))
		pS = fixIndirection(pS, pSeq(Array( _
				pSkip(pMany(pWhite)), _
				pN, _
				pSkip(pMany(pWhite)), _
				pZeroOrOne(pRight) _
			), Fn.maybeMakeArrowType _
		))
		
		' ListType ::= "[" S "]"
		pListType = fixIndirection(pInd("ListType"), pSeq(Array( _
				pSkip(pStr("[")), _
				pSeq(Array(pS, pReturn(nil)), cons), _
				pSkip(pStr("]")) _
			), mkTypeCtor("List") _
		))

		' ParenS ::= "(" S? ")"
		' ParenS ::= "(" (S ("," S)*)? ")" ' with tuple types
		Dim pTyUnitSuffix As Object, pTySingleSuffix As Object, pTyTupleSuffix As Object
		pTyUnitSuffix = fixIndirection(pInd("TyUnitSuffix"), pBind( _
			pStr(")"), fstArg(pReturn(mkTypeCtor("Unit", nil))) _
		))
		pTySingleSuffix = fixIndirection(pInd("TySingleSuffix"), pSeq(Array( _
				pS, _
				pSkip(pStr(")")) _
			), id _
		))
		pTyTupleSuffix = fixIndirection(pInd("TyTupleSuffix"), pSeq(Array( _
				pS, _
				pMany1(pSeq(Array( _
						pSkip(pStr(",")), _
						pS _
					), id _
				)), _
				pSkip(pStr(")")) _
			), Fn.mkTupleType _
		))
		
		pParenS = pInd("ParensTyEx")
		pParenS = fixIndirection(pParenS, pSeq(Array( _
				pSkip(pStr("(")), _
				foldl1(pChoice, List( _
					pTyUnitSuffix, _
					pTySingleSuffix, _
					pTyTupleSuffix) _
				) _
			), id _
		))
				
		' TypeArg ::= ws+ N
		'pTypeArg = pSeq(Array(pSkip(pMany1(pWhite)), pN), id)
		pTypeArg = pBind(pMany1(pWhite), fstArg(pN))
		' don't need to skip the pMany1(pWhite) - done by optimization
		
		' Ctor ::= TypeCtor pTypeArg*
		pCtor = pSeq(Array( _
						pTypeCtor, _
						pMany(pTypeArg) _
					), Fn.mkTypeCtor _
				)
		
		' N ::= BaseType | TypeVar | ListType | ParenS | Ctor
		pN = fixIndirection( pN, _
			foldl1(pChoice, List(pBaseType, pTypeVar, pListType, pParenS, pCtor)) _
		)
			
		result = pS
		'MsgBox(toString(result))
		'Stop
	End If
	pTypeExpr = result
End Function

Function pBaseType()
	Static out As Object
	If isNull(out) Then
		out = pInd("BaseType")
		out = fixIndirection(out, foldl1(pChoice, _
				map(pStr, List("Any", "Bool", "Char", "Str", "Int", "Long")) _
		)
		'msgbox(toString(out))
	End If
	pBaseType = out
End Function

Function pTypeVar()
	Static out As Object
	If isNull(out) Then
		out = pInd("TypeVar")
		out = fixIndirection(out, pBind(pAlphaLower, compose(pReturn, mkTypeVar)))
	'	out = fixIndirection(out, pSeq(Array(pAlphaLower), mkTypeVar))
	End If
	pTypeVar = out
End Function

Function pTypeCtor()
	Static result As Object
	If isNull(result) Then
'		result = foldl1( pChoice, _
'						 map(pStr, List("List", "Maybe", "Parser")) )

		' \a bs.foldl concat a bs
		result = pSeq(Array( _
						pAlphaUpper, _
						pMany1(pAlphaLower) _
					 ), _
					 foldl(concat) _
		)
	End If
	pTypeCtor = result
End Function

Function mkTypeVar(Optional ByVal name As String)
	Dim oFn As Object : If isNull(oFn) Then : oFn = Fn.mkTypeVar : End If
	If isMissing(name) Then
		mkTypeVar = oFn
	Else
		mkTypeVar = "'" &amp; name
	End If
End Function

Function mkArrowType(tIn, tOut)
	mkArrowType = "(-&gt; " &amp; tIn &amp; " " &amp; tOut &amp; ")"
End Function

Function maybeMakeArrowType(i, o)
	If isEmpty(o) Then
		maybeMakeArrowType = i
	Else
		maybeMakeArrowType = mkArrowType(i, o)
	End If
End Function

Function mkTypeCtor(Optional ctorName As String, Optional typeArgs As Object)
	Dim oFn As Object : If isNull(oFn) Then : oFn = Fn.mkTypeCtor : End If
	Dim result As Variant
	If isMissing(typeArgs) Then
		If isMissing(ctorName) Then
			result = oFn
		Else
			result = apply(oFn, ctorName)
		End If
	Else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End If
	mkTypeCtor = result
End Function

Function mkTupleType(Optional x As Variant, Optional xs As Variant)
	Dim oFn As Object : If isNull(oFn) Then : oFn = Fn.mkTupleType : End If
	Dim result As Variant
	If isMissing(xs) Then
		If isMissing(x) Then
			result = oFn
		Else
			result = apply(oFn, x)
		End If
	Else
		result = "(Tuple" &amp; (length(xs) + 1)
		Dim ts As Object
		ts = map(Fn.toString, cons(x, xs))
		Dim listJoin As Object
		'  \acc a.concat acc (concat ", " a)
		'= \acc a.(swap concat) (concat ", " a) acc
		'= swap \a acc.(swap concat) (concat ", " a) acc
		'= swap \a.(swap concat) (concat ", " a)
		'= swap ((swap concat) ° (concat ", "))
		listJoin = swap(compose(swap(concat) , concat(", ")))
		result = result &amp; " [" &amp; foldl1(listJoin, ts) &amp; "])"
	End If
	mkTupleType = result
End Function


' =============================================================================

Function lookupParser(pName As String) As Parser
	Dim result As Parser
	Select Case pName
		Case "pWhite":		result = pWhite
		Case "pBinDigit":	result = pBinDigit
		Case "pDecDigit":	result = pDecDigit
		Case "pHexDigit":	result = pHexDigit
		Case "pHexNum":		result = pHexNum
		Case "pHexLit":		result = pHexLit
		Case "pTypeExpr":	result = pTypeExpr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Dim endPos As Integer, parseResult As Variant
	parseResult = _applyP(p, s, pos, endPos, False)
	If endPos &lt; 0 Then ' indicates failure
		applyP = parseFailure
	Else ' package up result and endPos for the outside world			
		applyP = Array(parseResult, endPos)
	End If
End Function

Function _applyP( _
	ByVal p As Parser, _
	ByRef s As String, _
	ByVal pos As Integer, _
	ByRef endPos As Integer, _
	ByVal isUnderSkip As Boolean _
) As Variant
	_applyP_callCount(0) = _applyP_callCount(0) + 1
	If isUnderSkip Then : _applyP_callCount(1) = _applyP_callCount(1) + 1 : End If
	Dim result As Variant
	Dim i As Integer
	Dim innerParser As Parser
	Dim innerParsers As Variant
	Dim lst As Object
	'_applyP = Empty
	
_applyP_begin:
	_applyP_stats(p, s, pos, endPos, isUnderSkip)
	Select Case p.tp
		Case "str"
			Dim match As String
			Dim matchLen As Integer
			match = p.st(0)
			matchLen = p.st(1)
			If (Mid(s, pos, matchLen) &lt;&gt; match) Then
				Goto _applyP_parseFailure
			End If
			endPos = pos + matchLen
			If Not(isUnderSkip) Then
				result = match
			End If
		Case "choice"	' tail-recursive (in the 2nd alternative)
_applyP_choiceL:
			result = _applyP(p.st0, s, pos, endPos, isUnderSkip)
			If endPos &lt; 0 Then
				'result = _applyP(p.st1, s, pos, endPos, isUnderSkip)
				If p.st2 &gt; 2 Then	' p.st2 = total nr alternatives
					p = p.st1	' 2nd alternative is a choice again
					Goto _applyP_choiceL
				Else	' 2nd alt is NOT a choice
					p = p.st1
					Goto _applyP_begin
				End If
			End If
		Case "item"
			If pos &gt; Len(s) Then
				Goto _applyP_parseFailure
			End If
			endPos = pos + 1
			If Not(isUnderSkip) Then
				result = Mid(s, pos, 1)
			End If
		Case "return"
			endPos = pos
			If Not(isUnderSkip) Then
				result = p.st
			End If
		Case "bind"	' tail-recursive
			On p.st2 Goto _applyP_bind_K, _applyP_bind_K_return, _applyP_bind_B_return
_applyP_bind_general:			
			'ATTENTION: when applying the parser (bind's 1st arg)
			'           we MUST NOT propagate down isUnderSkip
			'           because the fn (bind's 2nd arg) might need it
			result = _applyP(p.st0, s, pos, endPos, False)
			If endPos &lt; 0 Then : Exit Function : End If
			'HOWEVER: when applying the parser *produced* by the fn
			'         we *must* do this under the isUnderSkip:
			'result = _applyP(apply1(p.st1, result), s, endPos, endPos, isUnderSkip)
			pos = endPos
			p = apply1(p.st1, result)
			If isUnderSkip Then : result = Empty : End If
			Goto _applyP_begin
_applyP_bind_K:
			' We know that the function (bind's 2nd arg) ignores
			' the parsers result value, so we can savely apply it 
			' "under-skip", and ignore the result value:
			_applyP(p.st0, s, pos, endPos, True)
			If endPos &lt; 0 Then : Exit Function : End If
			' Since at construction we peeled off the K, we have the
			' subsequent parser stored directly in .st3:
			pos = endPos
			p = p.st3
			If isUnderSkip Then : result = Empty : End If
			Goto _applyP_begin
_applyP_bind_K_return:
			' We know that the function (bind's 2nd arg) will always
			' produce a constant pReturn(x), so we can savely apply 
			' the parser (bind's 1st arg) "under-skip", 
			' and ignore the result value:
			_applyP(p.st0, s, pos, endPos, True)
			If endPos &lt; 0 Then : Exit Function : End If
			' Since at construction we peeled off the K and the pReturn,
			' we have the result value stored directly in .st3:
			If isUnderSkip Then 
				result = Empty 
			Else
				result = p.st3
			End If
			' and we're finished in this call (still have to set _applyP)
			Goto _applyP_parseSuccess
_applyP_bind_B_return:
			' We know that the function (bind's 2nd arg) will always
			' produce a pReturn(x), where x is produced by an inner 
			' function (which we have stored directly .st3)
			' Therefore we can directly apply this function to the 
			' parser's result (bind's 1st arg) in order to get the 
			' overall result value.
			' However, we need not apply this function at all if we're
			' "under-skip", so in that case the parser can be applied
			' "under-skip" as well:
			If isUnderSkip Then
				_applyP(p.st0, s, pos, endPos, True)
				' result not needed, endPos set by inner parser
				Exit Function
			Else
				result = _applyP(p.st0, s, pos, endPos, False)
			End If
			If endPos &lt; 0 Then : Exit Function : End If
			' Since at construction we peeled off the B and the pReturn,
			' we have the inner function stored directly in .st3:
			result = apply1(p.st3, result)
			' and we're finished in this call (still have to set _applyP)
			Goto _applyP_parseSuccess
		Case "seq"
			innerParsers = p.st(0)
			If isUnderSkip Then
				For i = LBound(innerParsers) To UBound(innerParsers)
					_applyP(innerParsers(i), s, pos, endPos, True)
					If endPos &lt; 0 Then : Exit Function : End If
					pos = endPos
				Next		
			Else
				lst = nil
				For i = LBound(innerParsers) To UBound(innerParsers)
					innerParser = innerParsers(i)
					result = _applyP(innerParser, s, pos, endPos, False)
					If endPos &lt; 0 Then : Exit Function : End If
					pos = endPos
					' TODO: precalculate isPSkip check in pSeq
					If Not(isPSkip(innerParser)) Then
						lst = cons(result, lst)
					End If
				Next
				result = apply(p.st(1), reverse(lst))
			End If
		Case "skip"	' tail-recursive
			p = p.st
			isUnderSkip = True
			Goto _applyP_begin
			'result = _applyP(p.st, s, pos, endPos, True)
			'If endPos &gt; 0 Then
			'	assertEqual(result, Empty).x
			'End If
		Case "sat"
			If pos &gt; Len(s) Then
				Goto _applyP_parseFailure
			End If
			result = Mid(s, pos, 1)
			If Not(apply(p.st, result)) Then
				Goto _applyP_parseFailure
			End If
			endPos = pos + 1
			If isUnderSkip Then
				result = Empty
			End If
		Case "many1"
			innerParser = p.st
			If isUnderSkip Then
				_applyP(innerParser, s, pos, endPos, True)
				If endPos &lt; 0 Then : Exit Function : End If
				Do
					pos = endPos
					_applyP(innerParser, s, pos, endPos, True)
				Loop Until (endPos &lt; 0)
				endPos = pos
			Else
				Set lst = nil
				result = _applyP(innerParser, s, pos, endPos, False)
				If endPos &lt; 0 Then : Exit Function : End If
				Do
					Set lst = cons(result, lst)
					pos = endPos
					result = _applyP(innerParser, s, pos, endPos, False)
				Loop Until (endPos &lt; 0)
				endPos = pos
				result = reverse(lst)
			End If
		Case "fail"
			Goto _applyP_parseFailure
		Case "ind"	' tail-recursive
			p = p.st0
			Goto _applyP_begin
'			result = _applyP(p.st, s, pos, endPos, isUnderSkip)
		Case "end"
			If pos &lt;= Len(s) Then
				Goto _applyP_parseFailure
			End If
			endPos = pos
		Case Else
			result = "unknown Parser '" &amp; p.tp &amp; "'"
			MsgBox("Error in applyP: " &amp; result)
	End Select
	'If isUnderSkip And Not(isParseFailure(result)) Then
	'	assertEqual(result(0), Empty).x
	'End If
_applyP_parseSuccess:
	_applyP = result
	Exit Function
_applyP_parseFailure:
	endPos = -1
End Function

Function _applyP_stats( _
	ByVal p As Parser, _
	ByRef s As String, _
	ByVal pos As Integer, _
	ByRef endPos As Integer, _
	ByVal isUnderSkip As Boolean _
)	
	Select Case p.tp
		Case "str"
			applyP_str = applyP_str + 1
		Case "choice"	' tail-recursive
			applyP_choice = applyP_choice + 1
		Case "item"
			applyP_item = applyP_item + 1
		Case "return"
			applyP_return = applyP_return + 1
		Case "bind"	' tail-recursive
			applyP_bind = applyP_bind + 1
			If isKsomething(p.st1) Then
				applyP_bind_K_x = applyP_bind_K_x + 1
				If isKreturn(p.st1) Then
					applyP_bind_K_return = applyP_bind_K_return + 1
					assertEqual(p.st2, 2).x
				Else
					assertEqual(p.st2, 1).x
				End If
			ElseIf isBsomething(p.st1) Then
				applyP_bind_B_f_g = applyP_bind_B_f_g + 1
				If isBreturn(p.st1) Then
					applyP_bind_B_return_g = applyP_bind_B_return_g + 1
					assertEqual(p.st2, 3).x
				End If
			Else
				assertEqual(p.st2, 0).x
			End If
		Case "seq"
			applyP_seq = applyP_seq + 1
		Case "skip"	' tail-recursive
			applyP_skip = applyP_skip + 1
		Case "sat"
			applyP_sat = applyP_sat + 1
		Case "many1"
			applyP_many1 = applyP_many1 + 1
		Case "fail"
			applyP_fail = applyP_fail + 1
		Case "ind"	' tail-recursive
			applyP_ind = applyP_ind + 1
			If isNull(p.st0) Then
				assertEqual(p.st(0), p.st0).x
			Else
				assertEqual(typeOf(p.st(0)), typeOf(p.st0)).x
				assertEqual(typeOf(p.st0), typeOf(pFail)).x
				assertEqual(p.st0.id, p.st(0).id).x
			End If
		Case "end"
			applyP_end = applyP_end + 1
	End Select
End Function

'= tests ======================================================================

Global refute_parses_pass As Object

Function [-----------------------------]()
End Function

Function test_Parser(Optional what)
'	what = "primitives"
	Dim failure As String
	failure = toString(parseFailure)
	refute_parses_pass = assertEqual(failure, failure)
	
	Dim result As Variant
	Dim ticksPerSec As Long
	ticksPerSec = GetSystemTicks()
	Wait(100) ' wait a hundred milliseconds
	ticksPerSec = 10 * (GetSystemTicks() - ticksPerSec)

	Dim tm As Double, aCount As Integer, aPerSec As Double
	aCount = assertionCount
	tm = GetSystemTicks
	
	If isMissing(what) Or (what = "all") Or (what = "primitives") Then
		test_Parser_fail()
		test_Parser_return()
		test_Parser_item()
		test_Parser_end()
		test_Parser_str()
		test_Parser_choice()
		test_Parser_bind()
		test_Parser_sat()
		test_Parser_skip()
	End If
	If isMissing(what) Or (what = "all") Or (what = "multiplicity") Then
		test_Parser_zeroOrOne()
		test_Parser_skip_zeroOrOne()
		test_Parser_many()
		test_Parser_many1()
	End If
	If isMissing(what) Or (what = "all") Or (what = "basic") Then
		test_Parser_white()
		test_Parser_seq()
		test_Parser_alphaLower()
		test_Parser_alphaUpper()
	End If
	If isMissing(what) Or (what = "all") Or (what = "special") Then
		test_Parser_indirect()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hr(13) &amp; "that's ~" &amp; aPerSec &amp; " assertions/sec"
		MsgBox(summary)
		result = summary
		Dim parserInstCount As Integer
		parserInstCount = pReturn("just something").id

		msgbox(parserInstCount &amp; " Parser instances" _
				&amp; chr(13) &amp; "applyP_callCount: " &amp; applyP_callCount _
				&amp; chr(13) &amp; "_applyP_callCount: " &amp; _applyP_callCount(0) &amp; "/" &amp; _applyP_callCount(1) _
				&amp; chr(13) &amp; "applyP_str: " &amp; applyP_str _
				&amp; chr(13) &amp; "applyP_choice: " &amp; applyP_choice _
				&amp; chr(13) &amp; "applyP_item: " &amp; applyP_item _
				&amp; chr(13) &amp; "applyP_end: " &amp; applyP_end _
				&amp; chr(13) &amp; "applyP_bind: " &amp; applyP_bind _
				&amp; chr(13) &amp; "  (applyP_bind_K_x: " &amp; applyP_bind_K_x &amp; ")" _
				&amp; chr(13) &amp; "  (applyP_bind_K_return: " &amp; applyP_bind_K_return &amp; ")" _
				&amp; chr(13) &amp; "  (applyP_bind_B_f_g: " &amp; applyP_bind_B_f_g &amp; ")" _
				&amp; chr(13) &amp; "  (applyP_bind_B_return_g: " &amp; applyP_bind_B_return_g &amp; ")" _
				&amp; chr(13) &amp; "applyP_return: " &amp; applyP_return _
				&amp; chr(13) &amp; "applyP_seq: " &amp; applyP_seq _
				&amp; chr(13) &amp; "applyP_skip: " &amp; applyP_skip _
				&amp; chr(13) &amp; "applyP_sat: " &amp; applyP_sat _
				&amp; chr(13) &amp; "applyP_many1: " &amp; applyP_many1 _
				&amp; chr(13) &amp; "applyP_fail: " &amp; applyP_fail _
				&amp; chr(13) &amp; "applyP_ind: " &amp; applyP_ind _
				&amp; chr(13) &amp; length(bindFns) &amp; " bindFns: " &amp; toString(bindFns))
	Else
		result = Join(Array("test_Parser(" &amp; what &amp; "):", tm, aCount), " ")
	End If
	test_Parser = result
End Function

'= test helpers ===============================================================

Function refute_parses(p As Parser, ByVal ss As Variant)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	assertEqual(typeOf(p), "Object/TParser").x
	Dim actual As Variant, testResult As Variant
	Dim actualS As String, expectedS As String
	
	If isArray(ss) Then
		Dim i As Integer
		For i = LBound(ss) To UBound(ss)
			actual = applyP(p, ss(i), 1)
			testResult = assertEqual(actual(1), expPos)
			If (testResult.isFail) Then
				MsgBox(toString(actual))
				Goto assert_parse_failed
			End If
			testResult = assertEqual(toString(actual(0)), toString(expVal))
			If (testResult.isFail) Then
				Goto assert_parse_failed
			End If
		Next i
	Else
		actual = applyP(p, ss, 1)
		testResult = assertEqual(actual(1), expPos)
		If (testResult.isFail) Then
			Goto assert_parse_failed
		End If
		testResult = assertEqual(toString(actual(0)), toString(expVal))
		If (testResult.isFail) Then
			Goto assert_parse_failed
		End If
	End If
	assert_parses = testResult
	Exit Function
assert_parse_failed:
	actualS = toString(actual)
	expectedS = toString(Array(expVal, expPos))
	testResult = assertEqual(actualS, expectedS)
	If isArray(ss) Then
		MsgBox("at index " &amp; i &amp; ": " &amp; toString(ss(i)))
	End If
	assert_parses = testResult
End Function

'= actual tests ===============================================================

Function test_Parser_fail()
	refute_parses(pFail, Array( _
		"",	" ", "   ", chr(13), chr(9),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hr(13),	"bar", 1).x

	p = pReturn(4711)	
	assert_parses(p, "",		4711, 1).x
	assert_parses(p, " ",		4711, 1).x
	assert_parses(p, "a",		4711, 1).x
	assert_parses(p, "1",		4711, 1).x
	assert_parses(p, "[]",		4711, 1).x
	assert_parses(p, "abcd",	4711, 1).x
	assert_parses(p, chr(13),	4711, 1).x
End Function

Function test_Parser_item()
	Dim p As Parser
	Set p = pItem

	refute_parses(p, "").x
	assert_parses(p, " ",		" ", 2).x
	assert_parses(p, "a",		"a", 2).x
	assert_parses(p, "1",		"1", 2).x
	assert_parses(p, "[]",		"[", 2).x
	assert_parses(p, "abcd",	"a", 2).x
	assert_parses(p, chr(13),	chr(13), 2).x
	assert_parses(p, chr( 9),	chr( 9), 2).x
End Function

Function test_Parser_end()
	Dim p As Object
	
	p = pEnd
	assert_parses(p, "", Empty, 1).x
	refute_parses(p, " ").x
	refute_parses(p, "a").x
	refute_parses(p, "5").x
End Function

Function test_Parser_str()
	Dim p As Object
	
	p = pStr
	assertEqual(isFn(p), True).x
	assertEqual(arity(p),  1).x
	
'	assertThrows(pStr, Array("")).x

	p = pStr("bar")
	refute_parses(p, "").x
	refute_parses(p, " ").x
	refute_parses(p, " " &amp; chr(13)).x
	refute_parses(p, "asdf").x
	refute_parses(p, " bar").x
	refute_parses(p, "b").x
	refute_parses(p, "ba").x
	assert_parses(p, "bar",		"bar", 4).x
	assert_parses(p, "barb",	"bar", 4).x
	assert_parses(p, "barba",	"bar", 4).x
	assert_parses(p, "barbar",	"bar", 4).x

	p = pStr(chr(13))
	refute_parses(p, "").x
	refute_parses(p, " ").x
	refute_parses(p, " " &amp; chr(13)).x
	refute_parses(p, "asdf").x
	refute_parses(p, " bar").x
	refute_parses(p, "b").x
	refute_parses(p, "ba").x
	refute_parses(p, "bar").x
	refute_parses(p, "barb").x
	refute_parses(p, "barba").x
	refute_parses(p, "barbar").x
	assert_parses(p, chr(13),					"\n", 2).x
	assert_parses(p, chr(13) &amp; "bar",			"\n", 2).x
	assert_parses(p, chr(13) &amp; chr(13),			"\n", 2).x
	assert_parses(p, chr(13) &amp; chr(13) &amp; "bar",	"\n", 2).x
End Function

Function test_Parser_choice()
	Dim p As Object
	Dim data As Variant

	p = pChoice
	assertEqual(isFn(p), True).x
	assertEqual(arity(p),  2).x
	p = apply(p, pItem)
	assertEqual(isFn(p), True).x
	assertEqual(arity(p),  1).x
	p = apply(p, pReturn(7))
		
	data = Array("", " ", " " &amp; chr(13), "asdf", " bar", "b", "ba", "bar", "barb",_
		"barba", "barbar", chr(13), chr(13) &amp; "bar", chr(13) &amp; chr(13),_
		chr(13) &amp; chr(13)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item &gt;&gt;= return ° (concat "FOO")
	p = pBind(pItem, compose(pReturn, concat("FOO")))
	assert_parses(p, "xy",		"FOOx", 2).x
	assert_parses(p, "xx",		"FOOx", 2).x
	assert_parses(p, "yx",		"FOOy", 2).x
	assert_parses(p, " yabcd",	"FOO ", 2).x
	
'	p = item &gt;&gt;= \x.if (=? "y" x) then (return x) else fail 
'     = item &gt;&gt;= \x.ite (=? "y") return (K fail)
	p = pBind( pItem, ite(equ("y"), pReturn, fstArg(pFail)) )
	refute_parses(p, "xy").x
	refute_parses(p, "xx").x
	assert_parses(p, "yx",		"y", 2).x
	assert_parses(p, "yy",		"y", 2).x
	refute_parses(p, " yabcd").x	

	' under-skip-status MUST NOT be passed down into the parser (bind's 1st arg)
	' because the function (bind's 2nd arg) might need the parser's
	' result in order to decide what other parser to produce:
'	p = (skip ( item &gt;&gt;= \x.if (=? "y" x) then (return x) else fail ))
'     = (skip ( item &gt;&gt;= \x.ite (=? "y") return (K fail) ))
	p = pSkip(pBind( pItem, ite(equ("y"), pReturn, fstArg(pFail)) ))
	refute_parses(p, "xy").x
	refute_parses(p, "xx").x
	assert_parses(p, "yx",		Empty, 2).x	' succeeds but skips result
	assert_parses(p, "yy",		Empty, 2).x	' succeeds but skips result
	refute_parses(p, " yabcd").x
End Function

Function test_Parser_sat()
	Dim p As Parser, actual As Variant
	Set p = pSat(apply(Fn.equ, "a")
	
	refute_parses(p, "").x
	refute_parses(p, " ").x
	assert_parses(p, "a",		"a", 2).x
	assert_parses(p, "aa",		"a", 2).x
	refute_parses(p, "1").x
	refute_parses(p, "[]").x
	assert_parses(p, "abcd",	"a", 2).x
	refute_parses(p, chr(13)).x
	refute_parses(p, chr( 9)).x
End Function

Function test_Parser_skip()
	Dim p As Parser, actual As Variant
	Set p = pSkip(pItem)
	refute_parses(p, "").x
	applyP(p, " ")
	assert_parses(p, " ",		Empty, 2).x
	assert_parses(p, "a",		Empty, 2).x
	assert_parses(p, "1",		Empty, 2).x
	assert_parses(p, "[]",		Empty, 2).x
	assert_parses(p, "abcd",	Empty, 2).x
	assert_parses(p, chr(13),   Empty, 2).x
	assert_parses(p, chr( 9),	Empty, 2).x
	
	' skip fail = fail
	Set p = pSkip(pFail)
	refute_parses(p, "").x
	refute_parses(p, " ").x
	refute_parses(p, "a").x
	refute_parses(p, "1").x
	refute_parses(p, "[]").x
	refute_parses(p, "abcd").x
	refute_parses(p, chr(13)).x
	refute_parses(p, chr( 9)).x
		
	Set p = pSkip(pBind(pItem, fstArg(pItem)))
	refute_parses(p, "").x
	refute_parses(p, " ").x
	refute_parses(p, "a").x
	refute_parses(p, "1").x
	assert_parses(p, "[]",				Empty, 3).x
	assert_parses(p, "abcd",			Empty, 3).x
	refute_parses(p, chr(13)).x
	refute_parses(p, chr( 9)).x
	assert_parses(p, chr(13) &amp; chr(13),	Empty, 3).x
	assert_parses(p, chr( 9) &amp; chr( 9),	Empty, 3).x

	' skip (return x) = return Empty
	Set p = pSkip(pReturn("foo"))
	assert_parses(p, "",		Empty, 1).x
	assert_parses(p, " ",		Empty, 1).x
	assert_parses(p, "a",		Empty, 1).x
	assert_parses(p, "1",		Empty, 1).x
	assert_parses(p, "[]",		Empty, 1).x
	assert_parses(p, "abcd",	Empty, 1).x
	assert_parses(p, chr(13),   Empty, 1).x
	assert_parses(p, chr( 9),	Empty, 1).x

	' skip (skip x) = skip x
	Set p = pSkip(pSkip(pItem))
'	msgbox(toString(p))
	refute_parses(p, "").x
	assert_parses(p, " ",		Empty, 2).x
	assert_parses(p, "a",		Empty, 2).x
	assert_parses(p, "1",		Empty, 2).x
	assert_parses(p, "[]",		Empty, 2).x
	assert_parses(p, "abcd",	Empty, 2).x
	assert_parses(p, chr(13),   Empty, 2).x
	assert_parses(p, chr( 9),	Empty, 2).x

	Set p = pSkip(pStr("foo"))
	refute_parses(p, "").x
	refute_parses(p, " ").x
	refute_parses(p, "a").x
	refute_parses(p, "1").x
	refute_parses(p, "[]").x
	refute_parses(p, "abcd").x
	refute_parses(p, chr(13)).x
	refute_parses(p, chr( 9)).x
	
	assert_parses(p, "foo",				Empty, 4).x
	assert_parses(p, "foo ",			Empty, 4).x
	assert_parses(p, "fooa",			Empty, 4).x
	assert_parses(p, "foo1",			Empty, 4).x
	assert_parses(p, "foo[]",			Empty, 4).x
	assert_parses(p, "fooabcd",			Empty, 4).x
	assert_parses(p, "foo" &amp; chr(13),   Empty, 4).x
	assert_parses(p, "foo" &amp; chr( 9),	Empty, 4).x
	
	Set p = pSkip(pSeq(Array(pStr("f"), pStr("oo")), concat)
	refute_parses(p, "").x
	refute_parses(p, " ").x
	refute_parses(p, "a").x
	refute_parses(p, "1").x
	refute_parses(p, "[]").x
	refute_parses(p, "abcd").x
	refute_parses(p, chr(13)).x
	refute_parses(p, chr( 9)).x
	
	assert_parses(p, "foo",				Empty, 4).x
	assert_parses(p, "foo ",			Empty, 4).x
	assert_parses(p, "fooa",			Empty, 4).x
	assert_parses(p, "foo1",			Empty, 4).x
	assert_parses(p, "foo[]",			Empty, 4).x
	assert_parses(p, "fooabcd",			Empty, 4).x
	assert_parses(p, "foo" &amp; chr(13),   Empty, 4).x
	assert_parses(p, "foo" &amp; chr( 9),	Empty, 4).x
	
	Set p = pSkip(pMany(pItem))
'	msgbox(toString(p))
	assert_parses(p, "",		Empty, 1).x
	assert_parses(p, " ",		Empty, 2).x
	assert_parses(p, "a",		Empty, 2).x
	assert_parses(p, "1",		Empty, 2).x
	assert_parses(p, "[]",		Empty, 3).x
	assert_parses(p, "abcd",	Empty, 5).x
	assert_parses(p, chr(13),   Empty, 2).x
	assert_parses(p, chr( 9),	Empty, 2).x	
	
	Set p = pSkip(pMany1(pItem))
	refute_parses(p, "").x
	assert_parses(p, " ",		Empty, 2).x
	assert_parses(p, "a",		Empty, 2).x
	assert_parses(p, "1",		Empty, 2).x
	assert_parses(p, "[]",		Empty, 3).x
	assert_parses(p, "abcd",	Empty, 5).x
	assert_parses(p, chr(13),   Empty, 2).x
	assert_parses(p, chr( 9),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hr(13),   Empty, 1).x
	assert_parses(p, chr( 9),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chr(9) &amp; "  ").x
	refute_parses(p, chr(9) &amp; "  x").x
	assert_parses(p, chr(9) &amp; "  xx",	"xx",  6).x
	assert_parses(p, chr(9)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indirect()
	Dim p As Parser, q As Parser, r As Parser
	r = pInd("Something")
	'Note: most of the parsers we create here don't actually make sense
	'      the important thing for testing is their structure
	
	p = pInd("") : q = pInd("")
	assertEqual(p.id = q.id, False).x
	
	p = pInd("") : q = pReturn("foo")
	p = fixIndirection(p, q)
	assertEqual(p.tp, r.tp).x		' p points to q
	assertEqual(p.st.id, q.id).x
	
	p = pInd("") : q = pFail
	p = fixIndirection(p, q)
	assertEqual(p.tp, r.tp).x		' p points to q
	assertEqual(p.st.id, q.id).x
	
	p = pInd("") : q = pItem
	p = fixIndirection(p, q)
	assertEqual(p.tp, r.tp).x		' p points to q
	assertEqual(p.st.id, q.id).x
	
	p = pInd("") : q = pStr("bar")
	p = fixIndirection(p, q)
	assertEqual(p.tp, r.tp).x		' p points to q
	assertEqual(p.st.id, q.id).x
	
	p = pInd("") : q = pSat(compose(inRange(5, 7), Fn.asc))
	p = fixIndirection(p, q)
	assertEqual(p.tp, r.tp).x		' p points to q
	assertEqual(p.st.id, q.id).x
	
	p = pInd("") : q = pSkip(pItem)
	p = fixIndirection(p, q)
	assertEqual(p.tp, r.tp).x		' p points to q
	assertEqual(p.st.id, q.id).x
	
	p = pInd("") : q = pSkip(pStr("foo"))
	p = fixIndirection(p, q)
	assertEqual(p.tp, r.tp).x		' p points to q
	assertEqual(p.st.id, q.id).x
	
	p = pInd("") : q = pSkip(p)
	p = fixIndirection(p, q)
	assertEqual(p.tp, r.tp).x		' p points to q
	assertEqual(p.st.id, q.id).x
	
	p = pInd("") : q = pChoice(pStr("foo"), p)
	p = fixIndirection(p, q)
	assertEqual(p.tp, r.tp).x		' p points to q
	assertEqual(p.st.id, q.id).x
	Dim altsP As Object, altsQ As Object
	altsP = p.st.st : altsQ = q.st
	Dim alt1P As Object, alt1Q As Object
	alt1P = altsP(0) : alt1Q = altsQ(0)
	assertEqual(alt1P.tp, alt1Q.tp).x
	assertEqual(alt1P.id, alt1Q.id).x
	assertEqual(alt1P.st, alt1Q.st).x

	Dim alt2P As Object, alt2Q As Object
	alt2P = altsP(1) : alt2Q = altsQ(1)
	assertEqual(alt2P.tp, alt2Q.tp).x
	assertEqual(alt2P.id, alt2Q.id).x
	assertEqual(alt2P.tp, p.tp).x ' there is the recursion!
	assertEqual(alt2P.id, p.id).x ' there is the recursion!


	p = pInd("") : q = pZeroOrOne(p)
	p = fixIndirection(p, q)
	assertEqual(p.tp, r.tp).x		' p points to q
	assertEqual(p.st.id, q.id).x

	p = pInd("") : q = pMany1(p)
	p = fixIndirection(p, q)
	assertEqual(p.tp, r.tp).x		' p points to q
	assertEqual(p.st.id, q.id).x

	p = pInd("") : q = pMany(p)
	p = fixIndirection(p, q)
	assertEqual(p.tp, r.tp).x		' p points to q
	assertEqual(p.st.id, q.id).x

	p = pInd("") : q = pChoice( pStr("x"), pSeq(Array(pSkip(pStr("(")), p, pSkip(pStr(")"))), id) )
	p = fixIndirection(p, q)
	assertEqual(p.tp, r.tp).x		' p points to q
	assertEqual(p.st.id, q.id).x
	
	refute_parses(p, "").x
	refute_parses(p, "()").x
	refute_parses(p, "(x").x
	assert_parses(p, "x))", 		"x",  2).x
	refute_parses(p, "(())").x
	refute_parses(p, "((x)").x
	assert_parses(p, "(x))",		"x",  4).x
	assert_parses(p, "x", 			"x",  2).x
	assert_parses(p, "(x)", 		"x",  4).x
	assert_parses(p, "((x))", 		"x",  6).x
	assert_parses(p, "(((x)))", 	"x",  8).x
	assert_parses(p, "((((x))))", 	"x", 10).x
	assert_parses(p, "(((((x)))))",	"x", 12).x
	
			
	'TODO: test_Parser_ind: fixIndirection .. bind
	
End Function

Function test_Parser_zeroOrOne()
	Dim p As Parser
	Dim data As Variant
	Dim zeroMatches As Variant, oneMatch As Variant
	zeroMatches = Empty
	oneMatch    = "x"
		
	data = Array("", " ", " " &amp; chr(13), "asdf", " bar", "b", "ba", "bar", "barb",_
		"barba", "barbar", chr(13), chr(13) &amp; "bar", chr(13) &amp; chr(13),_
		chr(13) &amp; chr(13)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End Function

Function test_Parser_skip_zeroOrOne()
	Dim p As Parser
	Dim data As Variant
			
	data = Array("", " ", " " &amp; chr(13), "asdf", " bar", "b", "ba", "bar", "barb",_
		"barba", "barbar", chr(13), chr(13) &amp; "bar", chr(13) &amp; chr(13),_
		chr(13) &amp; chr(13)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chr(9), 					"\t", 2	).x
	refute_parses(p, chr(13)).x
	refute_parses(p, "asdf").x
	assert_parses(p, " asdf", 					" ", 2).x
	assert_parses(p, chr(9) &amp; "asdf", 			"\t", 2).x
	refute_parses(p, chr(13) &amp; "asdf").x
	assert_parses(p, "  asdf", 					" ", 2).x
	assert_parses(p, chr(9) &amp; chr(9) &amp; "asdf", 	"\t", 2).x
	refute_parses(p, chr(13) &amp; chr(9) &amp; "asdf").x
	assert_parses(p, chr(9) &amp; chr(13) &amp; "asdf", 	"\t", 2).x
	refute_parses(p, chr(13) &amp; chr(13) &amp; "asdf").x
End Function

Function test_Parser_alphaLower()
	Dim p As Parser
	p = pAlphaLowe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assert_parses(p, "NotAValidTypeCtor", "Not", 4).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parses the a as a TypeVar, then stops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 fn type variations:
	assert_parses(p, "((a) -&gt; ((b)))", "(-&gt; 'a 'b)", 15).x
	assert_parses(p, " a -&gt; (b -&gt; c)", "(-&gt; 'a (-&gt; 'b 'c))", 15).x
	assert_parses(p, " a -&gt;  b -&gt; c ", "(-&gt; 'a (-&gt; 'b 'c))", 15).x
	assert_parses(p, "(a -&gt; b) -&gt; c ", "(-&gt; (-&gt; 'a 'b) 'c)", 15).x
	assert_parses(p, "(a -&gt; (b)-&gt; c)", "(-&gt; 'a (-&gt; 'b 'c))", 15).x

	' some real types:
	' type of fn isNil:
	assert_parses(p, "[a] -&gt; Bool", "(-&gt; (List ['a]) Bool)", 12).x
	' type of fn flatten:
	assert_parses(p, "[[a]] -&gt; [a]", "(-&gt; (List [(List ['a])]) (List ['a]))", 13).x
	' type of fn compose:
	assert_parses(p, "(b -&gt; c) -&gt; (a -&gt; b) -&gt; a -&gt; c", _
					 "(-&gt; (-&gt; 'b 'c) (-&gt; (-&gt; 'a 'b) (-&gt; 'a 'c)))", 31).x
	' type of pBind:
	assert_parses(p, "Parser a -&gt; (a -&gt; Parser b) -&gt; Parser b", _
					 "(-&gt; (Parser ['a]) (-&gt; (-&gt; 'a (Parser ['b])) (Parser ['b])))", 40).x			

	' [] (List) type variations:
	refute_parses(p, "[]").x
	refute_parses(p, "[a b]").x
	refute_parses(p, "[a, b]").x
	assert_parses(p, "[a]", 	"(List ['a])", 4).x
	assert_parses(p, "([(a)])", "(List ['a])", 8).x
	assert_parses(p, "([[a]])", "(List [(List ['a])])", 8).x
	assert_parses(p, "[[(a)]]", "(List [(List ['a])])", 8).x
	assert_parses(p, "[[[a]]]", "(List [(List [(List ['a])])])", 8).x
	assert_parses(p, "[a-&gt;b]",  "(List [(-&gt; 'a 'b)])", 7).x
	
	'isNil:
	assert_parses(p, "[a] -&gt; Bool", "(-&gt; (List ['a]) Bool)", 12).x
	'cons:
	assert_parses(p, "a -&gt; [a] -&gt; [a]", "(-&gt; 'a (-&gt; (List ['a]) (List ['a])))", 16).x
	
	' (,) tuple type variations:
	assert_parses(p, "()", 		"(Unit [])", 3).x
	refute_parses(p, "( )").x
	assert_parses(p, "(())", 	"(Unit [])", 5).x
	assert_parses(p, "[()]", 	"(List [(Unit [])])", 5).x
	refute_parses(p, "([])").x
	
	refute_parses(p, ",").x
	refute_parses(p, "(,)").x
	refute_parses(p, "(a,)").x
	refute_parses(p, "(,b)").x
	' TODO: double toString on the inner types since we don't yet represent types as proper objects
	assert_parses(p, "(a,b)", "(Tuple2 [''a', ''b'])", 6).x
	assert_parses(p, "(a ,b, c)", "(Tuple3 [''a', ''b', ''c'])", 10).x
	assert_parses(p, "((a,b),c)", "(Tuple2 ['(Tuple2 [''a', ''b'])', ''c'])", 10).x
	 
	Dim fns As Object, f As Object, fName As String, typStr As String
	fns = fnObj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hr(13), "asdf", " bar", "b", "ba", "bar", "barb",_
		"barba", "barbar", chr(13), chr(13) &amp; "bar", chr(13) &amp; chr(13),_
		chr(13) &amp; chr(13) &amp; "bar"_
	)
	p = pMany(pFail)
	assert_parses(p, data, zeroMatches, 1).x
	
	'p = pMany(pReturn(3)) - yields infite sequence of 3s, even on empty string
	
	p = pMany(pItem)
	assert_parses(p, "", 			zeroMatches, 1).x
	assert_parses(p, " ", 			List(" "), 2).x
	assert_parses(p, " " &amp; chr(13),	List(" ", "\n"), 3).x
	assert_parses(p, "asdf",		List("a", "s", "d", "f"), 5).x
	
	p = pMany(pStr(" "))
	assert_parses(p, "", 			zeroMatches, 1).x
	assert_parses(p, " ", 			List(" "), 2).x
	assert_parses(p, " " &amp; chr(13),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hr(13), "asdf", " bar", "b", "ba", "bar", "barb",_
		"barba", "barbar", chr(13), chr(13) &amp; "bar", chr(13) &amp; chr(13),_
		chr(13) &amp; chr(13) &amp; "bar"_
	)
	p = pMany1(pFail)
	refute_parses(p, data).x
	
	'p = pMany1(pReturn(3)) - yields infite sequence of 3s, except on empty string
	
	p = pMany1(pItem)
	refute_parses(p, "").x
	assert_parses(p, " ", 			List(" "), 2).x
	assert_parses(p, " " &amp; chr(13),	List(" ", "\n"), 3).x
	assert_parses(p, "asdf",		List("a", "s", "d", "f"), 5).x
	
	p = pMany1(pStr(" "))
	refute_parses(p, "").x
	assert_parses(p, " ", 			List(" "), 2).x
	assert_parses(p, " " &amp; chr(13),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End Function

Function test_Parser_seq()
	Dim p As Parser, f As Variant
	Dim data As Variant
	
	data = Array("", " ", " " &amp; chr(13), "asdf", " bar", "b", "ba", "bar", "barb",_
		"barba", "barbar", chr(13), chr(13) &amp; "bar", chr(13) &amp; chr(13),_
		chr(13) &amp; chr(13) &amp; "bar"_
	)
	f = Fn.asc
	p = pSeq(Array(pFail), f)
	refute_parses(p, data).x
	
	f = Fn.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f = TParser_toString
	assertEqual(isFn(f), True).x
	assertEqual(arity(f),   1).x
	assertEqual(apply(f, pFail), "fail").x
	
	MsgBox(toString(pTypeExpr))
	
	assert_toStr(pFail, 							"fail").x
	assert_toStr(pReturn(7), 						"(return 7)").x
	assert_toStr(pReturn("seven"),					"(return 'seven')").x
	assert_toStr(pItem,								"item").x
	assert_toStr(pStr("a"),							"(str 'a')").x
	assert_toStr(pSkip(pItem), 						"(skip item)").x
	assert_toStr(pSkip(pStr("a")),					"(skip (str 'a'))").x
	assert_toStr(pChoice(pStr("a"), pStr("b")),		"((str 'a') +++ (str 'b'))").x
	assert_toStr(pChoice(pStr("b"), pStr("a")),		"((str 'b') +++ (str 'a'))").x
	assert_toStr(pZeroOrOne(pStr("a")),				"(str 'a')?").x
	' double p?? is the same as p?:
	assert_toStr(pZeroOrOne(pZeroOrOne(pStr("a"))),	"(str 'a')?").x

	assert_toStr(pMany1(pItem),						"item+").x
	assert_toStr(pSkip(pMany1(pItem)),				"(skip item+)").x
	assert_toStr(pMany1(pWhite),					toString(pWhite) &amp; "+").x
	assert_toStr(pSkip(pMany1(pWhite)),				"(skip " &amp; toString(pWhite) &amp; "+)").x

	assert_toStr(pMany(pItem),						"item*").x
	assert_toStr(pSkip(pMany(pItem)),				"(skip item*)").x

	Dim p As Object, q As Object
	p = pInd("")
	assert_toStr(p,	"(ind Nothing)").x
	q = pItem
	p = fixIndirection(p, q)
	assert_toStr(p,	"(ind P" &amp; q.id &amp; " ::= " &amp; toString(q) &amp; ")").x

	p = pInd("")
	p = fixIndirection(p, pChoice(pStr("x"), pSeq(Array(pSkip(pStr("(")), p, pSkip(pStr(")"))), id))
'	assert_toStr(p,	"(str 'x') +++ ?????? )").x
	
End Function

Function test_Parser_hexNum()
	Dim p As Parser
	Dim data As Variant
	p = pHexNum

	refute_parses(p, "").x
		
	data = Array(" ", " " &amp; chr(13), "qasdf", " bar", "qb", "qba", "qbar", "qbarb",_
		"qbarba", "qbarbar", chr(13), chr(13) &amp; "qbar", chr(13) &amp; chr(13),_
		chr(13) &amp; chr(13)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hr(13), "qasdf", " bar", "qb", "qba", "qbar", "qbarb",_
		"qbarba", "qbarbar", chr(13), chr(13) &amp; "qbar", chr(13) &amp; chr(13),_
		chr(13) &amp; chr(13)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AST.xml><?xml version="1.0" encoding="utf-8"?>
<!DOCTYPE module  PUBLIC '-//OpenOffice.org//DTD OfficeDocument 1.0//EN'  'module.dtd'>
<script:module xmlns:script="http://openoffice.org/2000/script" script:name="M06_AST" script:language="StarBasic">REM  *****  BASIC  *****
Option Explicit


Type TASN ' "Abstract Syntax Node"
	tyname As String
	label As Variant
	value As Variant
	children As Object
End Type


Sub Main
	test_AST()
End Sub


Function mkASN(label, value, children As Object)
	Dim result As New TASN
	result.tyname = "TASN"
	result.label = label
	result.value = value
	If Not(typeOf(children) = typeOf(nil)) Then
		croak("mkASN: invalid list of children " &amp; toString(children))
	End If
	result.children = children
	mkAsn = result
End Function

Function TASN_toString(Optional n As Object)
	Dim result As Variant
	If isMissing(n) Then
		result = Fn.TASN_toString
	Else
		result = _TASN_toString(n, "", "")
	End If
	TASN_toString = result
End Function

Function mkDtTerminal(Optional s As String)
	If isMissing(s) Then
		mkDtTerminal = Fn.mkDtTerminal
	Else
		mkDtTerminal = mkASN(Empty, s, nil)
	End If
End Function
	
Function mkDtNonterminal( _
	Optional ruleName As String, _
	Optional children As Object _
)
	Dim result As Variant
	If isMissing(ruleName) Then
		result = Fn.mkDtNonterminal
	ElseIf isMissing(children) Then
		result = apply(Fn.mkDtNonterminal, ruleName)
	ElseIf isNil(children) Then
		croak("mkDtNonterminal: nil not valid as list of children")
	Else
		result = mkASN(ruleName, Empty, children)
	End If
	mkDtNonterminal = result
End Function

Function _TASN_toString( _
	n As Object, _
	ByVal prefixN As String, _
	ByVal prefixC As String _
) As String
	Dim result As String, lbl As Variant, val As Variant
	result = prefixN
	lbl = asnLabel(n)
	val = asnValue(n)
	If isEmpty(lbl) Then
		If isEmpty(val) Then
			result = prefixN &amp; "─:"
			prefixC = prefixC &amp; "  "
		Else
			If isString(val) Then
				If val = "" Then
					val = "ε"
				Else
					val = toString(val)
				End If
			Else
				val = toString(val)
			End If
			result = prefixN &amp; "─" &amp; val
			prefixC = prefixC &amp; Space(Len(val))
		End If
	Else
		If Not(isString(lbl)) Then
			lbl = toString(lbl)
		End If
		If isEmpty(val) Then
			result = prefixN &amp; "─" &amp; lbl
			prefixC = prefixC &amp; Space(Len(lbl))
		Else
			result = prefixN &amp; "─" &amp; lbl &amp; ":" &amp; toString(val)
			prefixC = prefixC &amp; Space(Len(lbl) + 1)
		End If
	End If
	If Not(asnIsLeaf(n)) Then
		Dim k As Integer, i As Integer
		k = asnChildCount(n) - 1
		For i = 0 To k
			If (i = k) Then ' last child
				result = result _
					   &amp; chr(13) &amp; chr(10) _
					   &amp; _TASN_toString( _
					   		asnChild(n, i), _
							prefixC &amp; "└" , _
							prefixC &amp; " " _
						 )
			Else
				result = result _
					   &amp; chr(13) &amp; chr(10) _
					   &amp; _TASN_toString( _
					   		asnChild(n, i), _
							prefixC &amp; "├" , _
							prefixC &amp; "│" _
						 )
			End If
		Next i
	End If
	_TASN_toString = result
End Function

Function asnLabel(n As Object)
	asnLabel = n.label
End Function

Function asnValue(n As Object)
	asnValue = n.value
End Function

Function asnChildren(n As Object)
	asnChildren = n.children
End Function

Function asnIsLeaf(n As Object) As Boolean
	asnIsLeaf = isNil(asnChildren(n))
End Function

Function asnChildCount(n As Object) As Integer
	asnChildCount = length(asnChildren(n))
End Function

Function asnChild(n As Object, ByVal i As Integer)
	Dim result As Variant, cs As Object, len As Integer
	If (i &lt; 0) Then
		croak("asnChild: invalid child index " &amp; i)
	End If
	cs = asnChildren(n)
	len = length(cs)
	If (i &gt;= len) Then
		If len = 0 Then
			croak("asnChild: invalid child index " &amp; i &amp; " - has none")
		Else
			croak("asnChild: invalid child index " &amp; i &amp; " - has only " &amp; len)
		End If
	Else
		While i &gt; 0
			cs = cdr(cs)
			i = i - 1
		Wend
		result = car(cs)
	End If
	asnChild = result
End Function

Function pStr_dt(s As String)
	pStr_dt = pBind(pStr(s), compose(pReturn, mkDtTerminal))
End Function

Function pMany_dt(p As Object)
	pMany_dt = pBind(pMany(p), compose(pReturn, _
		ite(isNil, _
			fstArg(mkDtNonterminal("*", List(mkDtTerminal("")))), _
			compose( _
				mkDtNonterminal("*"), _
				map(ite(isString, mkDtTerminal, id) _
			) _
		) _
	))
End Function

'= tests ======================================================================

Function test_AST()
	test_AST_pStr_dt()
	test_AST_pMany_dt()

	Dim n0 As Object
	n0 = mkASN("foo", "bar", nil)
	
	assertEqual(typeOf(n0), "Object/TASN").x
	assertEqual(length(asnChildren(n0)), 0).x
	assertEqual(asnChildCount(n0), 0).x
	assertEqual(asnIsLeaf(n0), True).x
	assertEqual(toString(n0), "─foo:'bar'").x

	Dim n1 As Object
	n1 = mkASN(Empty, "bar", nil)
	assertEqual(asnChildCount(n1), 0).x
	assertEqual(asnIsLeaf(n1), True).x
	assertEqual(toString(n1), "─'bar'").x

	Dim n2 As Object
	n2 = mkASN("foo", Empty, nil)
	assertEqual(asnChildCount(n2), 0).x
	assertEqual(asnIsLeaf(n2), True).x
	assertEqual(toString(n2), "─foo").x

	Dim n3 As Object
	n3 = mkASN(Empty, Empty, nil)
	assertEqual(asnChildCount(n3), 0).x
	assertEqual(asnIsLeaf(n3), True).x
	assertEqual(toString(n3), "─:").x

	Dim n4 As Object, c0 As Object
	n4 = mkASN("S", Empty, List(n1))
	assertEqual(asnChildCount(n4), 1).x
	assertEqual(asnIsLeaf(n4), False).x
	c0 = asnChild(n4, 0)
	assertEqual(asnLabel(c0), asnLabel(n1)).x
	assertEqual(asnValue(c0), asnValue(n1)).x
	assertEqual(asnChildCount(c0), asnChildCount(n1)).x
	
	'assertEqual(toString(n4), ":").x
	
	Dim s As String
	n0 = mkDtTerminal("A")
	n0 = mkDtNonterminal("I", List(n0))
	n0 = mkDtNonterminal("F", List(n0))
	n0 = mkDtNonterminal("T", List(n0))
	
	n1 = mkDtTerminal("+")
	
	n2 = mkDtTerminal("B")
	n2 = mkDtNonterminal("I", List(n2))
	n2 = mkDtNonterminal("F", List(n2))
	
	n3 = mkDtTerminal("*")
	
	n4 = mkDtTerminal("C")
	n4 = mkDtNonterminal("I", List(n4))
	n4 = mkDtNonterminal("F", List(n4))
	n4 = mkDtNonterminal("T", List(n4))
	
	n4 = mkDtNonterminal("T", List(n2, n3, n4))
	n4 = mkDtNonterminal("S", List(n4))

	n4 = mkDtNonterminal("S", List(n0, n1, n4))
	
	s = toString(n4)
	test_AST = s
End Function

Function test_AST_pStr_dt()
	Dim p As Object, r As Variant, x As Object
	p = pStr_dt("z")
	x = mkDtTerminal("z")
	refute_parses(p, Array("", "cba", "x", "y")).x
	assert_parses(p, "z", x, 2).x
	' really reads only as many chars as pStr does:
	assert_parses(p, "zz", x, 2).x
	assert_parses(p, "zy", x, 2).x

		
	p = pStr_dt("abc")
	x = mkDtTerminal("abc")
	refute_parses(p, Array("", "y", "cba")).x
	assert_parses(p, "abc", x, 4).x
	' really reads only as many chars as pStr does:
	assert_parses(p, "abcabc", x, 4).x
	assert_parses(p, "abcxyz", x, 4).x
End Function

Function test_AST_pMany_dt()
	Dim p As Object, r As Variant, x As Object
	Dim termEps As Object, termZ As Object, termZY As Object
	termEps = mkDtTerminal("")
	termZ   = mkDtTerminal("z")
	termZY	= mkDtTerminal("zy")
	
	p = pMany_dt(pStr("z"))
	x = mkDtNonterminal("*", List(termEps))
	assert_parses(p, "", x, 1).x
	assert_parses(p, "x", x, 1).x
	assert_parses(p, "xy", x, 1).x
	assert_parses(p, "xyz", x, 1).x

	x = mkDtNonterminal("*", List(termZ))
	assert_parses(p, "z", x, 2).x
	assert_parses(p, "zx", x, 2).x

	x = mkDtNonterminal("*", List(termZ, termZ))
	assert_parses(p, "zz", x, 3).x
	assert_parses(p, "zza", x, 3).x

	p = pMany_dt(pStr("zy"))
	x = mkDtNonterminal("*", List(termEps))
	assert_parses(p, "", x, 1).x
	assert_parses(p, "x", x, 1).x
	assert_parses(p, "xy", x, 1).x
	assert_parses(p, "z", x, 1).x
	assert_parses(p, "xzy", x, 1).x
	
	x = mkDtNonterminal("*", List(termZY))
	assert_parses(p, "zy", x, 3).x
	assert_parses(p, "zyX", x, 3).x
	assert_parses(p, "zyXzy", x, 3).x
	
	x = mkDtNonterminal("*", List(termZY, termZY))
	assert_parses(p, "zyzy", x, 5).x
	assert_parses(p, "zyzyX", x, 5).x
	
	x = mkDtNonterminal("*", List(termZY, termZY, termZY))
	assert_parses(p, "zyzyzy", x, 7).x
	assert_parses(p, "zyzyzyX", x, 7).x
End Function

</script:module>
</file>

<file path=Basic/Standard/M07_PrsLogic.xml><?xml version="1.0" encoding="utf-8"?>
<!DOCTYPE module  PUBLIC '-//OpenOffice.org//DTD OfficeDocument 1.0//EN'  'module.dtd'>
<script:module xmlns:script="http://openoffice.org/2000/script" script:name="M07_PrsLogic" script:language="StarBasic">REM  *****  BASIC  *****
Option Explicit


Sub Main
	test_PrsLogic()
End Sub

Function mkConst(value As Boolean)
	mkConst = mkASN("C", value, nil)
End Function

Function mkVar(varName As String)
	mkVar = mkASN("I", varName, nil)
End Function

Function mkUnaryOp(opName As String, child As Object)
	Dim result As Object
	result = mkASN("op1", opName, cons(child, nil))
	mkUnaryOp = result
End Function

Function mkBinaryOp(opName As String, left As Object, right As Object)
  Dim result As Object
  result = mkASN("op2", opName, cons(left, cons(right, nil))
  
  mkBinaryOp = result
End Function

'    R ::= T X* U
'~&gt;  R ::= T Y
'    Y ::= U | X Y

Function pLogic_dt()
	Static result As Object
	If isNull(result) Then
		Dim pW As Object, pN As Object, pI As Object, pC As Object
		Dim pF As Object, pT As Object, pS As Object
		pS = pInd("S")
		pT = pInd("T")
		pF = pInd("F")
		pW = pBind(pChoice( _
				pStr_dt(" "), _
				pStr_dt(chr(10)), _
				pStr_dt(chr(13)), _
				pStr_dt(chr(9)) _
			), compose(compose(pReturn, mkDtNonterminal("W")), swap(cons, nil)) _
		)
		pC = pChoice( _
			pStr_dt("0"), _
			pStr_dt("1") _
		)
		pN = pSeqL(Array( _
				pStr_dt("!"), _
				pMany_dt(pW), _
				pC _
			), mkDtNonterminal("N") _
		)
		
		result = pN

		
'		pS = fixIndirection(pS, pSeq(Array( _
'				pSkip(pMany(pWhite)), _
'				pT
'				pSkip(pMany(pWhite)), _
'				pOneOrZero(pSeq(Array(, _
'						pSkip(pStr("+")),
'						pS
'					), id_
'				))
'		  	), _
'		))
	End If
	pLogic_dt = result
End Function

'= tests ======================================================================

Function test_PrsLogic()
	test_PrsLogic_mkConst()
	test_PrsLogic_mkVar()
	test_PrsLogic_mkUnaryOp()
	test_PrsLogic_mkBinaryOp()
	test_PrsLogic_pLogic_dt()
	test_PrsLogic_toString()
End Function

Function test_PrsLogic_mkConst()
	Dim n As Object

	n = mkConst(True)
	assertEqual(asnIsLeaf(n), True).x
	assertEqual(asnLabel(n), "C").x
	assertEqual(asnValue(n), True).x

	n = mkConst(False)
	assertEqual(asnIsLeaf(n), True).x
	assertEqual(asnLabel(n), "C").x
	assertEqual(asnValue(n), False).x
End Function

Function test_PrsLogic_mkVar()
	Dim n As Object

	n = mkVar("a")
	assertEqual(asnIsLeaf(n), True).x
	assertEqual(asnLabel(n), "I").x
	assertEqual(asnValue(n), "a").x

	n = mkVar("b")
	assertEqual(asnIsLeaf(n), True).x
	assertEqual(asnLabel(n), "I").x
	assertEqual(asnValue(n), "b").x
End Function

Function test_PrsLogic_mkUnaryOp()
	Dim v As Object, n As Object, u As Object
	v = mkVar("A")
	n = mkUnaryOp("!", v)

	assertEqual(asnIsLeaf(n), False).x
	assertEqual(asnLabel(n), "op1").x
	assertEqual(asnValue(n), "!").x
	assertEqual(asnChildCount(n), 1).x

	u = car(asnChildren(n))
	assertEqual(asnIsLeaf(u), asnIsLeaf(v)).x 
	assertEqual(asnLabel(u), asnLabel(v)).x 
	assertEqual(asnValue(u), asnValue(v)).x 

	u = asnChild(n, 0)
	assertEqual(asnIsLeaf(u), asnIsLeaf(v)).x 
	assertEqual(asnLabel(u), asnLabel(v)).x 
	assertEqual(asnValue(u), asnValue(v)).x 
End Function

Function test_PrsLogic_mkBinaryOp()
	Dim a As Object, b As Object, n As Object, u As Object
	a = mkVar("A")
	b = mkVar("B")
	n = mkBinaryOp("+", a, b)

	assertEqual(asnIsLeaf(n), False).x
	assertEqual(asnLabel(n), "op2").x
	assertEqual(asnValue(n), "+").x
	assertEqual(asnChildCount(n), 2).x
	
	u = asnChild(n, 0)
	assertEqual(asnIsLeaf(u), asnIsLeaf(a)).x 
	assertEqual(asnLabel(u), asnLabel(a)).x 
	assertEqual(asnValue(u), asnValue(a)).x 

	u = asnChild(n, 1)
	assertEqual(asnIsLeaf(u), asnIsLeaf(b)).x 
	assertEqual(asnLabel(u), asnLabel(b)).x 
	assertEqual(asnValue(u), asnValue(b)).x 
End Function

Function test_PrsLogic_pLogic_dt(Optional ByVal s As String)
	Dim p As Object, r As Variant
	p = pLogic_dt()
	
	If isMissing(s) Then
		r = applyP(p, "!0")
		s = toString(r(0))
	'	assertEqual(s, "aasdf").x
	Else
		r = applyP(p, s)
		If isParseFailure(r) Then
			test_PrsLogic_pLogic_dt = "!ParseFailure!"
		Else
			test_PrsLogic_pLogic_dt = toString(r(0))
		End If
	End If
End Function

Function test_PrsLogic_toString()
	Dim a As Object, b As Object, c As Object
	Dim k As Object, n As Object, p As Object, t As Object, q As Object
	Dim s As String
	a = mkVar("A")
	b = mkVar("B")
	c = mkVar("C")
	k = mkConst(False)
	n = mkUnaryOp("!", k)
	t = mkBinaryOp("*", b, c)
	p = mkBinaryOp("+", t, a)
	q = mkBinaryOp("*", n, p)
	
	s = toString(q)
	
	test_PrsLogic_toString = s
End Function
</script:module>
</file>

<file path=Basic/Standard/M0x_Scratch.xml><?xml version="1.0" encoding="utf-8"?>
<!DOCTYPE module  PUBLIC '-//OpenOffice.org//DTD OfficeDocument 1.0//EN'  'module.dtd'>
<script:module xmlns:script="http://openoffice.org/2000/script" script:name="M0x_Scratch" script:language="StarBasic">REM  *****  BASIC  *****
Option Explicit


Type KeyValuePair
	key As String
	val As Variant
	nxt As Object
End Type

Type Env
	daddy As Object
	mappings As Object
End Type


Sub Main
	Dim s As String
	s = "µ -A B -C"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x_Scratch"/>
  <library:element library:name="M06_AST"/>
  <library:element library:name="M07_PrsLogic"/>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